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37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13.764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5.37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2" office:value-type="string">
            <text:p>Starting measurement at: Sun Sep 14 01:07:07 2014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Task: #1 Setup times: 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#Atts in Universe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Attribute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milliseconds</text:p>
          </table:table-cell>
          <table:table-cell office:value-type="float" office:value="6.6">
            <text:p>6.6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8">
            <text:p>58</text:p>
          </table:table-cell>
          <table:table-cell office:value-type="string">
            <text:p>milliseconds</text:p>
          </table:table-cell>
          <table:table-cell office:value-type="float" office:value="5.8">
            <text:p>5.8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string">
            <text:p>milliseconds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643">
            <text:p>643</text:p>
          </table:table-cell>
          <table:table-cell office:value-type="float" office:value="2.572">
            <text:p>2.572</text:p>
          </table:table-cell>
          <table:table-cell office:value-type="string">
            <text:p>seconds</text:p>
          </table:table-cell>
          <table:table-cell office:value-type="float" office:value="5.144">
            <text:p>5.144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513">
            <text:p>513</text:p>
          </table:table-cell>
          <table:table-cell office:value-type="float" office:value="5.13">
            <text:p>5.13</text:p>
          </table:table-cell>
          <table:table-cell office:value-type="string">
            <text:p>seconds</text:p>
          </table:table-cell>
          <table:table-cell office:value-type="float" office:value="5.13">
            <text:p>5.13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Task: #2 Encryption times: </text:p>
          </table:table-cell>
          <table:table-cell/>
          <table:table-cell table:style-name="ce5" table:formula="of:=SUM([.C5:.C9])" office:value-type="float" office:value="1507">
            <text:p>1507</text:p>
          </table:table-cell>
          <table:table-cell table:style-name="ce5" table:formula="of:=[.C10]/60" office:value-type="float" office:value="25.1166666666667">
            <text:p>25.1166666667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#Atts in Ciphertext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 (Algebraic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Attribute</text:p>
          </table:table-cell>
          <table:table-cell table:style-name="ce4"/>
          <table:table-cell table:style-name="ce4" office:value-type="string">
            <text:p>Total time (Hash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Attribute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0">
            <text:p>2500</text:p>
          </table:table-cell>
          <table:table-cell office:value-type="float" office:value="27">
            <text:p>27</text:p>
          </table:table-cell>
          <table:table-cell office:value-type="float" office:value="10.8">
            <text:p>10.8</text:p>
          </table:table-cell>
          <table:table-cell office:value-type="string">
            <text:p>milliseconds</text:p>
          </table:table-cell>
          <table:table-cell office:value-type="float" office:value="1.08">
            <text:p>1.08</text:p>
          </table:table-cell>
          <table:table-cell office:value-type="string">
            <text:p>milliseconds</text:p>
          </table:table-cell>
          <table:table-cell office:value-type="float" office:value="27">
            <text:p>27</text:p>
          </table:table-cell>
          <table:table-cell office:value-type="float" office:value="10.8">
            <text:p>10.8</text:p>
          </table:table-cell>
          <table:table-cell office:value-type="string">
            <text:p>milliseconds</text:p>
          </table:table-cell>
          <table:table-cell office:value-type="float" office:value="1.08">
            <text:p>1.08</text:p>
          </table:table-cell>
          <table:table-cell office:value-type="string">
            <text:p>milliseconds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string">
            <text:p>milliseconds</text:p>
          </table:table-cell>
          <table:table-cell office:value-type="float" office:value="250">
            <text:p>250</text:p>
          </table:table-cell>
          <table:table-cell office:value-type="string">
            <text:p>microseconds</text:p>
          </table:table-cell>
          <table:table-cell office:value-type="float" office:value="49">
            <text:p>49</text:p>
          </table:table-cell>
          <table:table-cell office:value-type="float" office:value="24.5">
            <text:p>24.5</text:p>
          </table:table-cell>
          <table:table-cell office:value-type="string">
            <text:p>milliseconds</text:p>
          </table:table-cell>
          <table:table-cell office:value-type="float" office:value="245">
            <text:p>245</text:p>
          </table:table-cell>
          <table:table-cell office:value-type="string">
            <text:p>microsecond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milliseconds</text:p>
          </table:table-cell>
          <table:table-cell office:value-type="float" office:value="180">
            <text:p>180</text:p>
          </table:table-cell>
          <table:table-cell office:value-type="string">
            <text:p>microseconds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string">
            <text:p>milliseconds</text:p>
          </table:table-cell>
          <table:table-cell office:value-type="float" office:value="176">
            <text:p>176</text:p>
          </table:table-cell>
          <table:table-cell office:value-type="string">
            <text:p>microseconds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string">
            <text:p>milliseconds</text:p>
          </table:table-cell>
          <table:table-cell office:value-type="float" office:value="168">
            <text:p>168</text:p>
          </table:table-cell>
          <table:table-cell office:value-type="string">
            <text:p>microseconds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  <table:table-cell office:value-type="string">
            <text:p>milliseconds</text:p>
          </table:table-cell>
          <table:table-cell office:value-type="float" office:value="166">
            <text:p>166</text:p>
          </table:table-cell>
          <table:table-cell office:value-type="string">
            <text:p>microseconds</text:p>
          </table:table-cell>
          <table:table-cell table:number-columns-repeated="6"/>
        </table:table-row>
        <table:table-row table:style-name="ro1">
          <table:table-cell table:style-name="ce2" office:value-type="string">
            <text:p>Task: #3 Key Generation with Uniform policy:</text:p>
          </table:table-cell>
          <table:table-cell/>
          <table:table-cell table:style-name="ce5" table:formula="of:=SUM([.C12:.C16])" office:value-type="float" office:value="231">
            <text:p>231</text:p>
          </table:table-cell>
          <table:table-cell table:style-name="ce5" table:formula="of:=[.C17]/60" office:value-type="float" office:value="3.85">
            <text:p>3.85</text:p>
          </table:table-cell>
          <table:table-cell table:number-columns-repeated="3"/>
          <table:table-cell table:style-name="ce5" table:formula="of:=SUM([.H12:.H16])" office:value-type="float" office:value="228">
            <text:p>228</text:p>
          </table:table-cell>
          <table:table-cell table:style-name="ce5" table:formula="of:=[.H17]/60" office:value-type="float" office:value="3.8">
            <text:p>3.8</text:p>
          </table:table-cell>
          <table:table-cell table:number-columns-repeated="9"/>
        </table:table-row>
        <table:table-row table:style-name="ro1">
          <table:table-cell table:style-name="ce3" office:value-type="string">
            <text:p>#Leaves in Policy</text:p>
          </table:table-cell>
          <table:table-cell table:style-name="ce4" office:value-type="string">
            <text:p>#Minimal Sets</text:p>
          </table:table-cell>
          <table:table-cell table:style-name="ce4" office:value-type="string">
            <text:p>Max Leaves</text:p>
          </table:table-cell>
          <table:table-cell table:style-name="ce4" office:value-type="string">
            <text:p>Control Param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hare</text:p>
          </table:table-cell>
          <table:table-cell table:style-name="ce4"/>
          <table:table-cell table:style-name="ce4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1.85">
            <text:p>1.85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1.85">
            <text:p>1.85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119">
            <text:p>119</text:p>
          </table:table-cell>
          <table:table-cell office:value-type="float" office:value="238">
            <text:p>238</text:p>
          </table:table-cell>
          <table:table-cell office:value-type="string">
            <text:p>milliseconds</text:p>
          </table:table-cell>
          <table:table-cell office:value-type="float" office:value="1.85938">
            <text:p>1.8593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500">
            <text:p>500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956">
            <text:p>956</text:p>
          </table:table-cell>
          <table:table-cell office:value-type="string">
            <text:p>milliseconds</text:p>
          </table:table-cell>
          <table:table-cell office:value-type="float" office:value="1.86719">
            <text:p>1.8671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956">
            <text:p>956</text:p>
          </table:table-cell>
          <table:table-cell office:value-type="string">
            <text:p>milliseconds</text:p>
          </table:table-cell>
          <table:table-cell office:value-type="float" office:value="1.86719">
            <text:p>1.8671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960">
            <text:p>96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512">
            <text:p>512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956">
            <text:p>956</text:p>
          </table:table-cell>
          <table:table-cell office:value-type="string">
            <text:p>milliseconds</text:p>
          </table:table-cell>
          <table:table-cell office:value-type="float" office:value="1.86719">
            <text:p>1.86719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91">
            <text:p>191</text:p>
          </table:table-cell>
          <table:table-cell office:value-type="float" office:value="1.91">
            <text:p>1.91</text:p>
          </table:table-cell>
          <table:table-cell office:value-type="string">
            <text:p>seconds</text:p>
          </table:table-cell>
          <table:table-cell office:value-type="float" office:value="1.86523">
            <text:p>1.8652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91">
            <text:p>191</text:p>
          </table:table-cell>
          <table:table-cell office:value-type="float" office:value="1.91">
            <text:p>1.91</text:p>
          </table:table-cell>
          <table:table-cell office:value-type="string">
            <text:p>seconds</text:p>
          </table:table-cell>
          <table:table-cell office:value-type="float" office:value="1.86523">
            <text:p>1.8652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float" office:value="1.92">
            <text:p>1.92</text:p>
          </table:table-cell>
          <table:table-cell office:value-type="string">
            <text:p>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float" office:value="1.92">
            <text:p>1.92</text:p>
          </table:table-cell>
          <table:table-cell office:value-type="string">
            <text:p>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" table:formula="of:=SUM([.F19:.F37])" office:value-type="float" office:value="2276">
            <text:p>2276</text:p>
          </table:table-cell>
          <table:table-cell table:style-name="ce5" table:formula="of:=[.F38]/60" office:value-type="float" office:value="37.9333333333333">
            <text:p>37.9333333333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Task: #3 Key Generation with Linear policy: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#Leaves in Policy</text:p>
          </table:table-cell>
          <table:table-cell table:style-name="ce4" office:value-type="string">
            <text:p>#Minimal Sets</text:p>
          </table:table-cell>
          <table:table-cell table:style-name="ce4" office:value-type="string">
            <text:p>Max Leaves</text:p>
          </table:table-cell>
          <table:table-cell table:style-name="ce4" office:value-type="string">
            <text:p>Control Param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hare</text:p>
          </table:table-cell>
          <table:table-cell table:style-name="ce4"/>
          <table:table-cell table:style-name="ce4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37">
            <text:p>37</text:p>
          </table:table-cell>
          <table:table-cell office:value-type="float" office:value="7.4">
            <text:p>7.4</text:p>
          </table:table-cell>
          <table:table-cell office:value-type="string">
            <text:p>milliseconds</text:p>
          </table:table-cell>
          <table:table-cell office:value-type="float" office:value="1.85">
            <text:p>1.85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float" office:value="66">
            <text:p>66</text:p>
          </table:table-cell>
          <table:table-cell office:value-type="float" office:value="13.2">
            <text:p>13.2</text:p>
          </table:table-cell>
          <table:table-cell office:value-type="string">
            <text:p>milliseconds</text:p>
          </table:table-cell>
          <table:table-cell office:value-type="float" office:value="1.88571">
            <text:p>1.88571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float" office:value="1.8">
            <text:p>1.8</text:p>
          </table:table-cell>
          <table:table-cell office:value-type="string">
            <text:p>milliseconds</text:p>
          </table:table-cell>
          <table:table-cell office:value-type="float" office:value="1.8">
            <text:p>1.8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16">
            <text:p>116</text:p>
          </table:table-cell>
          <table:table-cell office:value-type="float" office:value="46.4">
            <text:p>46.4</text:p>
          </table:table-cell>
          <table:table-cell office:value-type="string">
            <text:p>milliseconds</text:p>
          </table:table-cell>
          <table:table-cell office:value-type="float" office:value="1.856">
            <text:p>1.856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1.86667">
            <text:p>1.86667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126">
            <text:p>126</text:p>
          </table:table-cell>
          <table:table-cell office:value-type="float" office:value="50.4">
            <text:p>50.4</text:p>
          </table:table-cell>
          <table:table-cell office:value-type="string">
            <text:p>milliseconds</text:p>
          </table:table-cell>
          <table:table-cell office:value-type="float" office:value="1.86667">
            <text:p>1.8666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13">
            <text:p>113</text:p>
          </table:table-cell>
          <table:table-cell office:value-type="float" office:value="226">
            <text:p>226</text:p>
          </table:table-cell>
          <table:table-cell office:value-type="string">
            <text:p>milliseconds</text:p>
          </table:table-cell>
          <table:table-cell office:value-type="float" office:value="1.86777">
            <text:p>1.8677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05">
            <text:p>105</text:p>
          </table:table-cell>
          <table:table-cell office:value-type="float" office:value="210">
            <text:p>21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118">
            <text:p>118</text:p>
          </table:table-cell>
          <table:table-cell office:value-type="float" office:value="236">
            <text:p>236</text:p>
          </table:table-cell>
          <table:table-cell office:value-type="string">
            <text:p>milliseconds</text:p>
          </table:table-cell>
          <table:table-cell office:value-type="float" office:value="1.87302">
            <text:p>1.87302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27">
            <text:p>227</text:p>
          </table:table-cell>
          <table:table-cell office:value-type="float" office:value="908">
            <text:p>908</text:p>
          </table:table-cell>
          <table:table-cell office:value-type="string">
            <text:p>milliseconds</text:p>
          </table:table-cell>
          <table:table-cell office:value-type="float" office:value="1.87603">
            <text:p>1.87603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  <table:table-cell table:number-columns-repeated="7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220">
            <text:p>220</text:p>
          </table:table-cell>
          <table:table-cell office:value-type="float" office:value="880">
            <text:p>880</text:p>
          </table:table-cell>
          <table:table-cell office:value-type="string">
            <text:p>milliseconds</text:p>
          </table:table-cell>
          <table:table-cell office:value-type="float" office:value="1.87633">
            <text:p>1.87633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211">
            <text:p>211</text:p>
          </table:table-cell>
          <table:table-cell office:value-type="float" office:value="844">
            <text:p>844</text:p>
          </table:table-cell>
          <table:table-cell office:value-type="string">
            <text:p>milliseconds</text:p>
          </table:table-cell>
          <table:table-cell office:value-type="float" office:value="1.8714">
            <text:p>1.8714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91">
            <text:p>191</text:p>
          </table:table-cell>
          <table:table-cell office:value-type="float" office:value="1.91">
            <text:p>1.91</text:p>
          </table:table-cell>
          <table:table-cell office:value-type="string">
            <text:p>seconds</text:p>
          </table:table-cell>
          <table:table-cell office:value-type="float" office:value="1.86523">
            <text:p>1.86523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82">
            <text:p>182</text:p>
          </table:table-cell>
          <table:table-cell office:value-type="float" office:value="1.82">
            <text:p>1.82</text:p>
          </table:table-cell>
          <table:table-cell office:value-type="string">
            <text:p>seconds</text:p>
          </table:table-cell>
          <table:table-cell office:value-type="float" office:value="1.87629">
            <text:p>1.87629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  <table:table-cell table:number-columns-repeated="7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1.83">
            <text:p>1.83</text:p>
          </table:table-cell>
          <table:table-cell office:value-type="string">
            <text:p>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" table:formula="of:=SUM([.F41:.F59])" office:value-type="float" office:value="1988">
            <text:p>1988</text:p>
          </table:table-cell>
          <table:table-cell table:style-name="ce5" table:formula="of:=[.F60]/60" office:value-type="float" office:value="33.1333333333333">
            <text:p>33.1333333333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Task: #3 Key Generation with Exponential policy: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#Leaves in Policy</text:p>
          </table:table-cell>
          <table:table-cell table:style-name="ce4" office:value-type="string">
            <text:p>#Minimal Sets</text:p>
          </table:table-cell>
          <table:table-cell table:style-name="ce4" office:value-type="string">
            <text:p>Max Leaves</text:p>
          </table:table-cell>
          <table:table-cell table:style-name="ce4" office:value-type="string">
            <text:p>Control Param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hare</text:p>
          </table:table-cell>
          <table:table-cell table:style-name="ce4"/>
          <table:table-cell table:style-name="ce4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string">
            <text:p>milliseconds</text:p>
          </table:table-cell>
          <table:table-cell office:value-type="float" office:value="1.85714">
            <text:p>1.85714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45">
            <text:p>145</text:p>
          </table:table-cell>
          <table:table-cell office:value-type="float" office:value="58">
            <text:p>58</text:p>
          </table:table-cell>
          <table:table-cell office:value-type="string">
            <text:p>milliseconds</text:p>
          </table:table-cell>
          <table:table-cell office:value-type="float" office:value="1.87097">
            <text:p>1.87097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19">
            <text:p>119</text:p>
          </table:table-cell>
          <table:table-cell office:value-type="float" office:value="238">
            <text:p>238</text:p>
          </table:table-cell>
          <table:table-cell office:value-type="string">
            <text:p>milliseconds</text:p>
          </table:table-cell>
          <table:table-cell office:value-type="float" office:value="1.87402">
            <text:p>1.87402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956">
            <text:p>956</text:p>
          </table:table-cell>
          <table:table-cell office:value-type="string">
            <text:p>milliseconds</text:p>
          </table:table-cell>
          <table:table-cell office:value-type="float" office:value="1.87084">
            <text:p>1.87084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float" office:value="1.92">
            <text:p>1.92</text:p>
          </table:table-cell>
          <table:table-cell office:value-type="string">
            <text:p>seconds</text:p>
          </table:table-cell>
          <table:table-cell office:value-type="float" office:value="1.87683">
            <text:p>1.8768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" table:formula="of:=SUM([.F63:.F71])" office:value-type="float" office:value="760">
            <text:p>760</text:p>
          </table:table-cell>
          <table:table-cell table:style-name="ce5" table:formula="of:=[.F72]/60" office:value-type="float" office:value="12.6666666666667">
            <text:p>12.6666666667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Task: #3 Key Generation with Inverse Linear policy: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#Leaves in Policy</text:p>
          </table:table-cell>
          <table:table-cell table:style-name="ce4" office:value-type="string">
            <text:p>#Minimal Sets</text:p>
          </table:table-cell>
          <table:table-cell table:style-name="ce4" office:value-type="string">
            <text:p>Max Leaves</text:p>
          </table:table-cell>
          <table:table-cell table:style-name="ce4" office:value-type="string">
            <text:p>Control Param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hare</text:p>
          </table:table-cell>
          <table:table-cell table:style-name="ce4"/>
          <table:table-cell table:style-name="ce4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37">
            <text:p>37</text:p>
          </table:table-cell>
          <table:table-cell office:value-type="float" office:value="7.4">
            <text:p>7.4</text:p>
          </table:table-cell>
          <table:table-cell office:value-type="string">
            <text:p>milliseconds</text:p>
          </table:table-cell>
          <table:table-cell office:value-type="float" office:value="1.85">
            <text:p>1.85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float" office:value="66">
            <text:p>66</text:p>
          </table:table-cell>
          <table:table-cell office:value-type="float" office:value="13.2">
            <text:p>13.2</text:p>
          </table:table-cell>
          <table:table-cell office:value-type="string">
            <text:p>milliseconds</text:p>
          </table:table-cell>
          <table:table-cell office:value-type="float" office:value="1.88571">
            <text:p>1.88571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float" office:value="1.8">
            <text:p>1.8</text:p>
          </table:table-cell>
          <table:table-cell office:value-type="string">
            <text:p>milliseconds</text:p>
          </table:table-cell>
          <table:table-cell office:value-type="float" office:value="1.8">
            <text:p>1.8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17">
            <text:p>117</text:p>
          </table:table-cell>
          <table:table-cell office:value-type="float" office:value="46.8">
            <text:p>46.8</text:p>
          </table:table-cell>
          <table:table-cell office:value-type="string">
            <text:p>milliseconds</text:p>
          </table:table-cell>
          <table:table-cell office:value-type="float" office:value="1.872">
            <text:p>1.872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1.86667">
            <text:p>1.86667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126">
            <text:p>126</text:p>
          </table:table-cell>
          <table:table-cell office:value-type="float" office:value="50.4">
            <text:p>50.4</text:p>
          </table:table-cell>
          <table:table-cell office:value-type="string">
            <text:p>milliseconds</text:p>
          </table:table-cell>
          <table:table-cell office:value-type="float" office:value="1.86667">
            <text:p>1.86667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13">
            <text:p>113</text:p>
          </table:table-cell>
          <table:table-cell office:value-type="float" office:value="226">
            <text:p>226</text:p>
          </table:table-cell>
          <table:table-cell office:value-type="string">
            <text:p>milliseconds</text:p>
          </table:table-cell>
          <table:table-cell office:value-type="float" office:value="1.86777">
            <text:p>1.86777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05">
            <text:p>105</text:p>
          </table:table-cell>
          <table:table-cell office:value-type="float" office:value="210">
            <text:p>21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118">
            <text:p>118</text:p>
          </table:table-cell>
          <table:table-cell office:value-type="float" office:value="236">
            <text:p>236</text:p>
          </table:table-cell>
          <table:table-cell office:value-type="string">
            <text:p>milliseconds</text:p>
          </table:table-cell>
          <table:table-cell office:value-type="float" office:value="1.87302">
            <text:p>1.87302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26">
            <text:p>226</text:p>
          </table:table-cell>
          <table:table-cell office:value-type="float" office:value="904">
            <text:p>904</text:p>
          </table:table-cell>
          <table:table-cell office:value-type="string">
            <text:p>milliseconds</text:p>
          </table:table-cell>
          <table:table-cell office:value-type="float" office:value="1.86777">
            <text:p>1.86777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  <table:table-cell table:number-columns-repeated="7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219">
            <text:p>219</text:p>
          </table:table-cell>
          <table:table-cell office:value-type="float" office:value="876">
            <text:p>876</text:p>
          </table:table-cell>
          <table:table-cell office:value-type="string">
            <text:p>milliseconds</text:p>
          </table:table-cell>
          <table:table-cell office:value-type="float" office:value="1.8678">
            <text:p>1.8678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211">
            <text:p>211</text:p>
          </table:table-cell>
          <table:table-cell office:value-type="float" office:value="844">
            <text:p>844</text:p>
          </table:table-cell>
          <table:table-cell office:value-type="string">
            <text:p>milliseconds</text:p>
          </table:table-cell>
          <table:table-cell office:value-type="float" office:value="1.8714">
            <text:p>1.8714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float" office:value="1.92">
            <text:p>1.92</text:p>
          </table:table-cell>
          <table:table-cell office:value-type="string">
            <text:p>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  <table:table-cell table:number-columns-repeated="7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82">
            <text:p>182</text:p>
          </table:table-cell>
          <table:table-cell office:value-type="float" office:value="1.82">
            <text:p>1.82</text:p>
          </table:table-cell>
          <table:table-cell office:value-type="string">
            <text:p>seconds</text:p>
          </table:table-cell>
          <table:table-cell office:value-type="float" office:value="1.87629">
            <text:p>1.87629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  <table:table-cell table:number-columns-repeated="7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1.83">
            <text:p>1.83</text:p>
          </table:table-cell>
          <table:table-cell office:value-type="string">
            <text:p>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" table:formula="of:=SUM([.F75:.F93])" office:value-type="float" office:value="1988">
            <text:p>1988</text:p>
          </table:table-cell>
          <table:table-cell table:style-name="ce5" table:formula="of:=[.F94]/60" office:value-type="float" office:value="33.1333333333333">
            <text:p>33.1333333333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Task: #3 Key Generation with Inverse Exponential policy: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#Leaves in Policy</text:p>
          </table:table-cell>
          <table:table-cell table:style-name="ce4" office:value-type="string">
            <text:p>#Minimal Sets</text:p>
          </table:table-cell>
          <table:table-cell table:style-name="ce4" office:value-type="string">
            <text:p>Max Leaves</text:p>
          </table:table-cell>
          <table:table-cell table:style-name="ce4" office:value-type="string">
            <text:p>Control Param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hare</text:p>
          </table:table-cell>
          <table:table-cell table:style-name="ce4"/>
          <table:table-cell table:style-name="ce4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string">
            <text:p>milliseconds</text:p>
          </table:table-cell>
          <table:table-cell office:value-type="float" office:value="1.85714">
            <text:p>1.85714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44">
            <text:p>144</text:p>
          </table:table-cell>
          <table:table-cell office:value-type="float" office:value="57.6">
            <text:p>57.6</text:p>
          </table:table-cell>
          <table:table-cell office:value-type="string">
            <text:p>milliseconds</text:p>
          </table:table-cell>
          <table:table-cell office:value-type="float" office:value="1.85806">
            <text:p>1.85806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19">
            <text:p>119</text:p>
          </table:table-cell>
          <table:table-cell office:value-type="float" office:value="238">
            <text:p>238</text:p>
          </table:table-cell>
          <table:table-cell office:value-type="string">
            <text:p>milliseconds</text:p>
          </table:table-cell>
          <table:table-cell office:value-type="float" office:value="1.87402">
            <text:p>1.87402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956">
            <text:p>956</text:p>
          </table:table-cell>
          <table:table-cell office:value-type="string">
            <text:p>milliseconds</text:p>
          </table:table-cell>
          <table:table-cell office:value-type="float" office:value="1.87084">
            <text:p>1.87084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92">
            <text:p>192</text:p>
          </table:table-cell>
          <table:table-cell office:value-type="float" office:value="1.92">
            <text:p>1.92</text:p>
          </table:table-cell>
          <table:table-cell office:value-type="string">
            <text:p>seconds</text:p>
          </table:table-cell>
          <table:table-cell office:value-type="float" office:value="1.87683">
            <text:p>1.87683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" table:formula="of:=SUM([.F97:.F105])" office:value-type="float" office:value="759">
            <text:p>759</text:p>
          </table:table-cell>
          <table:table-cell table:style-name="ce5" table:formula="of:=[.F106]/60" office:value-type="float" office:value="12.65">
            <text:p>12.65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Task: #4 Decryption with Uniform policy: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#Leaves in Policy</text:p>
          </table:table-cell>
          <table:table-cell table:style-name="ce4" office:value-type="string">
            <text:p>#Minimal Sets</text:p>
          </table:table-cell>
          <table:table-cell table:style-name="ce4" office:value-type="string">
            <text:p>#Atts in Ciphertext</text:p>
          </table:table-cell>
          <table:table-cell table:style-name="ce4" office:value-type="string">
            <text:p>minSetSize</text:p>
          </table:table-cell>
          <table:table-cell table:style-name="ce4" office:value-type="string">
            <text:p>Max Leaves</text:p>
          </table:table-cell>
          <table:table-cell table:style-name="ce4" office:value-type="string">
            <text:p>Control Params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 (Alg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ize of Decrypting Set</text:p>
          </table:table-cell>
          <table:table-cell table:style-name="ce4"/>
          <table:table-cell table:style-name="ce4" office:value-type="string">
            <text:p>Total time (Hash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ize of Decrypting Set</text:p>
          </table:table-cell>
          <table:table-cell table:style-name="ce4"/>
          <table:table-cell table:style-name="ce4" office:value-type="string">
            <text:p>Polic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5">
            <text:p>35</text:p>
          </table:table-cell>
          <table:table-cell office:value-type="float" office:value="17.0898">
            <text:p>17.0898</text:p>
          </table:table-cell>
          <table:table-cell office:value-type="string">
            <text:p>milliseconds</text:p>
          </table:table-cell>
          <table:table-cell office:value-type="float" office:value="2.13623">
            <text:p>2.13623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6">
            <text:p>36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5">
            <text:p>35</text:p>
          </table:table-cell>
          <table:table-cell office:value-type="float" office:value="17.0898">
            <text:p>17.0898</text:p>
          </table:table-cell>
          <table:table-cell office:value-type="string">
            <text:p>milliseconds</text:p>
          </table:table-cell>
          <table:table-cell office:value-type="float" office:value="2.13623">
            <text:p>2.13623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6">
            <text:p>36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6">
            <text:p>36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3">
            <text:p>83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83">
            <text:p>83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3">
            <text:p>83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3">
            <text:p>83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83">
            <text:p>83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3">
            <text:p>83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3">
            <text:p>83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83">
            <text:p>83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float" office:value="5.06592">
            <text:p>5.0659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0">
            <text:p>30</text:p>
          </table:table-cell>
          <table:table-cell office:value-type="float" office:value="58.5938">
            <text:p>58.5938</text:p>
          </table:table-cell>
          <table:table-cell office:value-type="string">
            <text:p>milliseconds</text:p>
          </table:table-cell>
          <table:table-cell office:value-type="float" office:value="1.83105">
            <text:p>1.83105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0.5469">
            <text:p>60.5469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0">
            <text:p>30</text:p>
          </table:table-cell>
          <table:table-cell office:value-type="float" office:value="58.5938">
            <text:p>58.5938</text:p>
          </table:table-cell>
          <table:table-cell office:value-type="string">
            <text:p>milliseconds</text:p>
          </table:table-cell>
          <table:table-cell office:value-type="float" office:value="1.83105">
            <text:p>1.83105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0.5469">
            <text:p>60.5469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0">
            <text:p>30</text:p>
          </table:table-cell>
          <table:table-cell office:value-type="float" office:value="58.5938">
            <text:p>58.5938</text:p>
          </table:table-cell>
          <table:table-cell office:value-type="string">
            <text:p>milliseconds</text:p>
          </table:table-cell>
          <table:table-cell office:value-type="float" office:value="1.83105">
            <text:p>1.83105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0.5469">
            <text:p>60.5469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1">
            <text:p>31</text:p>
          </table:table-cell>
          <table:table-cell office:value-type="float" office:value="60.5469">
            <text:p>60.5469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float" office:value="30">
            <text:p>30</text:p>
          </table:table-cell>
          <table:table-cell office:value-type="float" office:value="58.5938">
            <text:p>58.5938</text:p>
          </table:table-cell>
          <table:table-cell office:value-type="string">
            <text:p>milliseconds</text:p>
          </table:table-cell>
          <table:table-cell office:value-type="float" office:value="1.83105">
            <text:p>1.83105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2">
            <text:p>42</text:p>
          </table:table-cell>
          <table:table-cell office:value-type="float" office:value="10.2539">
            <text:p>10.2539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0.498">
            <text:p>10.498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2">
            <text:p>42</text:p>
          </table:table-cell>
          <table:table-cell office:value-type="float" office:value="10.2539">
            <text:p>10.2539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0.498">
            <text:p>10.498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2">
            <text:p>42</text:p>
          </table:table-cell>
          <table:table-cell office:value-type="float" office:value="10.2539">
            <text:p>10.2539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0.498">
            <text:p>10.498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3">
            <text:p>43</text:p>
          </table:table-cell>
          <table:table-cell office:value-type="float" office:value="10.498">
            <text:p>10.498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10.2539">
            <text:p>10.2539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2">
            <text:p>42</text:p>
          </table:table-cell>
          <table:table-cell office:value-type="float" office:value="10.2539">
            <text:p>10.2539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0.498">
            <text:p>10.498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9">
            <text:p>29</text:p>
          </table:table-cell>
          <table:table-cell office:value-type="float" office:value="226.562">
            <text:p>226.562</text:p>
          </table:table-cell>
          <table:table-cell office:value-type="string">
            <text:p>milliseconds</text:p>
          </table:table-cell>
          <table:table-cell office:value-type="float" office:value="1.77002">
            <text:p>1.77002</text:p>
          </table:table-cell>
          <table:table-cell office:value-type="string">
            <text:p>milliseconds</text:p>
          </table:table-cell>
          <table:table-cell office:value-type="float" office:value="29">
            <text:p>29</text:p>
          </table:table-cell>
          <table:table-cell office:value-type="float" office:value="226.562">
            <text:p>226.562</text:p>
          </table:table-cell>
          <table:table-cell office:value-type="string">
            <text:p>milliseconds</text:p>
          </table:table-cell>
          <table:table-cell office:value-type="float" office:value="1.77002">
            <text:p>1.7700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34.375">
            <text:p>234.375</text:p>
          </table:table-cell>
          <table:table-cell office:value-type="string">
            <text:p>milliseconds</text:p>
          </table:table-cell>
          <table:table-cell office:value-type="float" office:value="1.83105">
            <text:p>1.83105</text:p>
          </table:table-cell>
          <table:table-cell office:value-type="string">
            <text:p>milliseconds</text:p>
          </table:table-cell>
          <table:table-cell office:value-type="float" office:value="29">
            <text:p>29</text:p>
          </table:table-cell>
          <table:table-cell office:value-type="float" office:value="226.562">
            <text:p>226.562</text:p>
          </table:table-cell>
          <table:table-cell office:value-type="string">
            <text:p>milliseconds</text:p>
          </table:table-cell>
          <table:table-cell office:value-type="float" office:value="1.77002">
            <text:p>1.7700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34.375">
            <text:p>234.375</text:p>
          </table:table-cell>
          <table:table-cell office:value-type="string">
            <text:p>milliseconds</text:p>
          </table:table-cell>
          <table:table-cell office:value-type="float" office:value="1.83105">
            <text:p>1.83105</text:p>
          </table:table-cell>
          <table:table-cell office:value-type="string">
            <text:p>milliseconds</text:p>
          </table:table-cell>
          <table:table-cell office:value-type="float" office:value="29">
            <text:p>29</text:p>
          </table:table-cell>
          <table:table-cell office:value-type="float" office:value="226.562">
            <text:p>226.562</text:p>
          </table:table-cell>
          <table:table-cell office:value-type="string">
            <text:p>milliseconds</text:p>
          </table:table-cell>
          <table:table-cell office:value-type="float" office:value="1.77002">
            <text:p>1.7700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32.2266">
            <text:p>32.2266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31.25">
            <text:p>31.2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31.25">
            <text:p>31.2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32.2266">
            <text:p>32.2266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31.25">
            <text:p>31.2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32.2266">
            <text:p>32.2266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31.25">
            <text:p>31.2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32.2266">
            <text:p>32.2266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56">
            <text:p>56</text:p>
          </table:table-cell>
          <table:table-cell office:value-type="float" office:value="6.83594">
            <text:p>6.83594</text:p>
          </table:table-cell>
          <table:table-cell office:value-type="string">
            <text:p>milliseconds</text:p>
          </table:table-cell>
          <table:table-cell office:value-type="float" office:value="3.41797">
            <text:p>3.41797</text:p>
          </table:table-cell>
          <table:table-cell office:value-type="string">
            <text:p>milliseconds</text:p>
          </table:table-cell>
          <table:table-cell office:value-type="float" office:value="57">
            <text:p>57</text:p>
          </table:table-cell>
          <table:table-cell office:value-type="float" office:value="6.95801">
            <text:p>6.95801</text:p>
          </table:table-cell>
          <table:table-cell office:value-type="string">
            <text:p>milliseconds</text:p>
          </table:table-cell>
          <table:table-cell office:value-type="float" office:value="3.479">
            <text:p>3.479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57">
            <text:p>57</text:p>
          </table:table-cell>
          <table:table-cell office:value-type="float" office:value="6.95801">
            <text:p>6.95801</text:p>
          </table:table-cell>
          <table:table-cell office:value-type="string">
            <text:p>milliseconds</text:p>
          </table:table-cell>
          <table:table-cell office:value-type="float" office:value="3.479">
            <text:p>3.479</text:p>
          </table:table-cell>
          <table:table-cell office:value-type="string">
            <text:p>milliseconds</text:p>
          </table:table-cell>
          <table:table-cell office:value-type="float" office:value="57">
            <text:p>57</text:p>
          </table:table-cell>
          <table:table-cell office:value-type="float" office:value="6.95801">
            <text:p>6.95801</text:p>
          </table:table-cell>
          <table:table-cell office:value-type="string">
            <text:p>milliseconds</text:p>
          </table:table-cell>
          <table:table-cell office:value-type="float" office:value="3.479">
            <text:p>3.479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57">
            <text:p>57</text:p>
          </table:table-cell>
          <table:table-cell office:value-type="float" office:value="6.95801">
            <text:p>6.95801</text:p>
          </table:table-cell>
          <table:table-cell office:value-type="string">
            <text:p>milliseconds</text:p>
          </table:table-cell>
          <table:table-cell office:value-type="float" office:value="3.479">
            <text:p>3.479</text:p>
          </table:table-cell>
          <table:table-cell office:value-type="string">
            <text:p>milliseconds</text:p>
          </table:table-cell>
          <table:table-cell office:value-type="float" office:value="57">
            <text:p>57</text:p>
          </table:table-cell>
          <table:table-cell office:value-type="float" office:value="6.95801">
            <text:p>6.95801</text:p>
          </table:table-cell>
          <table:table-cell office:value-type="string">
            <text:p>milliseconds</text:p>
          </table:table-cell>
          <table:table-cell office:value-type="float" office:value="3.479">
            <text:p>3.479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57">
            <text:p>57</text:p>
          </table:table-cell>
          <table:table-cell office:value-type="float" office:value="6.95801">
            <text:p>6.95801</text:p>
          </table:table-cell>
          <table:table-cell office:value-type="string">
            <text:p>milliseconds</text:p>
          </table:table-cell>
          <table:table-cell office:value-type="float" office:value="3.479">
            <text:p>3.479</text:p>
          </table:table-cell>
          <table:table-cell office:value-type="string">
            <text:p>milliseconds</text:p>
          </table:table-cell>
          <table:table-cell office:value-type="float" office:value="58">
            <text:p>58</text:p>
          </table:table-cell>
          <table:table-cell office:value-type="float" office:value="7.08008">
            <text:p>7.08008</text:p>
          </table:table-cell>
          <table:table-cell office:value-type="string">
            <text:p>milliseconds</text:p>
          </table:table-cell>
          <table:table-cell office:value-type="float" office:value="3.54004">
            <text:p>3.54004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57">
            <text:p>57</text:p>
          </table:table-cell>
          <table:table-cell office:value-type="float" office:value="6.95801">
            <text:p>6.95801</text:p>
          </table:table-cell>
          <table:table-cell office:value-type="string">
            <text:p>milliseconds</text:p>
          </table:table-cell>
          <table:table-cell office:value-type="float" office:value="3.479">
            <text:p>3.479</text:p>
          </table:table-cell>
          <table:table-cell office:value-type="string">
            <text:p>milliseconds</text:p>
          </table:table-cell>
          <table:table-cell office:value-type="float" office:value="58">
            <text:p>58</text:p>
          </table:table-cell>
          <table:table-cell office:value-type="float" office:value="7.08008">
            <text:p>7.08008</text:p>
          </table:table-cell>
          <table:table-cell office:value-type="string">
            <text:p>milliseconds</text:p>
          </table:table-cell>
          <table:table-cell office:value-type="float" office:value="3.54004">
            <text:p>3.54004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906.25">
            <text:p>906.25</text:p>
          </table:table-cell>
          <table:table-cell office:value-type="string">
            <text:p>milliseconds</text:p>
          </table:table-cell>
          <table:table-cell office:value-type="float" office:value="1.77002">
            <text:p>1.77002</text:p>
          </table:table-cell>
          <table:table-cell office:value-type="string">
            <text:p>milliseconds</text:p>
          </table:table-cell>
          <table:table-cell office:value-type="float" office:value="58">
            <text:p>58</text:p>
          </table:table-cell>
          <table:table-cell office:value-type="float" office:value="906.25">
            <text:p>906.25</text:p>
          </table:table-cell>
          <table:table-cell office:value-type="string">
            <text:p>milliseconds</text:p>
          </table:table-cell>
          <table:table-cell office:value-type="float" office:value="1.77002">
            <text:p>1.7700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906.25">
            <text:p>906.25</text:p>
          </table:table-cell>
          <table:table-cell office:value-type="string">
            <text:p>milliseconds</text:p>
          </table:table-cell>
          <table:table-cell office:value-type="float" office:value="1.77002">
            <text:p>1.77002</text:p>
          </table:table-cell>
          <table:table-cell office:value-type="string">
            <text:p>milliseconds</text:p>
          </table:table-cell>
          <table:table-cell office:value-type="float" office:value="58">
            <text:p>58</text:p>
          </table:table-cell>
          <table:table-cell office:value-type="float" office:value="906.25">
            <text:p>906.25</text:p>
          </table:table-cell>
          <table:table-cell office:value-type="string">
            <text:p>milliseconds</text:p>
          </table:table-cell>
          <table:table-cell office:value-type="float" office:value="1.77002">
            <text:p>1.7700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117.188">
            <text:p>117.188</text:p>
          </table:table-cell>
          <table:table-cell office:value-type="string">
            <text:p>milliseconds</text:p>
          </table:table-cell>
          <table:table-cell office:value-type="float" office:value="1.83105">
            <text:p>1.83105</text:p>
          </table:table-cell>
          <table:table-cell office:value-type="string">
            <text:p>milliseconds</text:p>
          </table:table-cell>
          <table:table-cell office:value-type="float" office:value="59">
            <text:p>59</text:p>
          </table:table-cell>
          <table:table-cell office:value-type="float" office:value="115.234">
            <text:p>115.234</text:p>
          </table:table-cell>
          <table:table-cell office:value-type="string">
            <text:p>milliseconds</text:p>
          </table:table-cell>
          <table:table-cell office:value-type="float" office:value="1.80054">
            <text:p>1.8005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117.188">
            <text:p>117.188</text:p>
          </table:table-cell>
          <table:table-cell office:value-type="string">
            <text:p>milliseconds</text:p>
          </table:table-cell>
          <table:table-cell office:value-type="float" office:value="1.83105">
            <text:p>1.83105</text:p>
          </table:table-cell>
          <table:table-cell office:value-type="string">
            <text:p>milliseconds</text:p>
          </table:table-cell>
          <table:table-cell office:value-type="float" office:value="60">
            <text:p>60</text:p>
          </table:table-cell>
          <table:table-cell office:value-type="float" office:value="117.188">
            <text:p>117.188</text:p>
          </table:table-cell>
          <table:table-cell office:value-type="string">
            <text:p>milliseconds</text:p>
          </table:table-cell>
          <table:table-cell office:value-type="float" office:value="1.83105">
            <text:p>1.83105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117.188">
            <text:p>117.188</text:p>
          </table:table-cell>
          <table:table-cell office:value-type="string">
            <text:p>milliseconds</text:p>
          </table:table-cell>
          <table:table-cell office:value-type="float" office:value="1.83105">
            <text:p>1.83105</text:p>
          </table:table-cell>
          <table:table-cell office:value-type="string">
            <text:p>milliseconds</text:p>
          </table:table-cell>
          <table:table-cell office:value-type="float" office:value="59">
            <text:p>59</text:p>
          </table:table-cell>
          <table:table-cell office:value-type="float" office:value="115.234">
            <text:p>115.234</text:p>
          </table:table-cell>
          <table:table-cell office:value-type="string">
            <text:p>milliseconds</text:p>
          </table:table-cell>
          <table:table-cell office:value-type="float" office:value="1.80054">
            <text:p>1.8005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72">
            <text:p>72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float" office:value="72">
            <text:p>72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72">
            <text:p>72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float" office:value="72">
            <text:p>72</text:p>
          </table:table-cell>
          <table:table-cell office:value-type="float" office:value="17.5781">
            <text:p>17.5781</text:p>
          </table:table-cell>
          <table:table-cell office:value-type="string">
            <text:p>milliseconds</text:p>
          </table:table-cell>
          <table:table-cell office:value-type="float" office:value="2.19727">
            <text:p>2.19727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73">
            <text:p>73</text:p>
          </table:table-cell>
          <table:table-cell office:value-type="float" office:value="17.8223">
            <text:p>17.8223</text:p>
          </table:table-cell>
          <table:table-cell office:value-type="string">
            <text:p>milliseconds</text:p>
          </table:table-cell>
          <table:table-cell office:value-type="float" office:value="2.22778">
            <text:p>2.22778</text:p>
          </table:table-cell>
          <table:table-cell office:value-type="string">
            <text:p>milliseconds</text:p>
          </table:table-cell>
          <table:table-cell office:value-type="float" office:value="73">
            <text:p>73</text:p>
          </table:table-cell>
          <table:table-cell office:value-type="float" office:value="17.8223">
            <text:p>17.8223</text:p>
          </table:table-cell>
          <table:table-cell office:value-type="string">
            <text:p>milliseconds</text:p>
          </table:table-cell>
          <table:table-cell office:value-type="float" office:value="2.22778">
            <text:p>2.22778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74">
            <text:p>74</text:p>
          </table:table-cell>
          <table:table-cell office:value-type="float" office:value="18.0664">
            <text:p>18.0664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float" office:value="74">
            <text:p>74</text:p>
          </table:table-cell>
          <table:table-cell office:value-type="float" office:value="18.0664">
            <text:p>18.0664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74">
            <text:p>74</text:p>
          </table:table-cell>
          <table:table-cell office:value-type="float" office:value="18.0664">
            <text:p>18.0664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float" office:value="73">
            <text:p>73</text:p>
          </table:table-cell>
          <table:table-cell office:value-type="float" office:value="17.8223">
            <text:p>17.8223</text:p>
          </table:table-cell>
          <table:table-cell office:value-type="string">
            <text:p>milliseconds</text:p>
          </table:table-cell>
          <table:table-cell office:value-type="float" office:value="2.22778">
            <text:p>2.22778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177">
            <text:p>177</text:p>
          </table:table-cell>
          <table:table-cell office:value-type="float" office:value="5.40161">
            <text:p>5.40161</text:p>
          </table:table-cell>
          <table:table-cell office:value-type="string">
            <text:p>milliseconds</text:p>
          </table:table-cell>
          <table:table-cell office:value-type="float" office:value="5.40161">
            <text:p>5.40161</text:p>
          </table:table-cell>
          <table:table-cell office:value-type="string">
            <text:p>milliseconds</text:p>
          </table:table-cell>
          <table:table-cell office:value-type="float" office:value="177">
            <text:p>177</text:p>
          </table:table-cell>
          <table:table-cell office:value-type="float" office:value="5.40161">
            <text:p>5.40161</text:p>
          </table:table-cell>
          <table:table-cell office:value-type="string">
            <text:p>milliseconds</text:p>
          </table:table-cell>
          <table:table-cell office:value-type="float" office:value="5.40161">
            <text:p>5.40161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184">
            <text:p>184</text:p>
          </table:table-cell>
          <table:table-cell office:value-type="float" office:value="5.61523">
            <text:p>5.61523</text:p>
          </table:table-cell>
          <table:table-cell office:value-type="string">
            <text:p>milliseconds</text:p>
          </table:table-cell>
          <table:table-cell office:value-type="float" office:value="5.61523">
            <text:p>5.61523</text:p>
          </table:table-cell>
          <table:table-cell office:value-type="string">
            <text:p>milliseconds</text:p>
          </table:table-cell>
          <table:table-cell office:value-type="float" office:value="185">
            <text:p>185</text:p>
          </table:table-cell>
          <table:table-cell office:value-type="float" office:value="5.64575">
            <text:p>5.64575</text:p>
          </table:table-cell>
          <table:table-cell office:value-type="string">
            <text:p>milliseconds</text:p>
          </table:table-cell>
          <table:table-cell office:value-type="float" office:value="5.64575">
            <text:p>5.64575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04">
            <text:p>204</text:p>
          </table:table-cell>
          <table:table-cell office:value-type="float" office:value="6.22559">
            <text:p>6.22559</text:p>
          </table:table-cell>
          <table:table-cell office:value-type="string">
            <text:p>milliseconds</text:p>
          </table:table-cell>
          <table:table-cell office:value-type="float" office:value="6.22559">
            <text:p>6.22559</text:p>
          </table:table-cell>
          <table:table-cell office:value-type="string">
            <text:p>milliseconds</text:p>
          </table:table-cell>
          <table:table-cell office:value-type="float" office:value="205">
            <text:p>205</text:p>
          </table:table-cell>
          <table:table-cell office:value-type="float" office:value="6.2561">
            <text:p>6.2561</text:p>
          </table:table-cell>
          <table:table-cell office:value-type="string">
            <text:p>milliseconds</text:p>
          </table:table-cell>
          <table:table-cell office:value-type="float" office:value="6.2561">
            <text:p>6.2561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25">
            <text:p>225</text:p>
          </table:table-cell>
          <table:table-cell office:value-type="float" office:value="6.86646">
            <text:p>6.86646</text:p>
          </table:table-cell>
          <table:table-cell office:value-type="string">
            <text:p>milliseconds</text:p>
          </table:table-cell>
          <table:table-cell office:value-type="float" office:value="6.86646">
            <text:p>6.86646</text:p>
          </table:table-cell>
          <table:table-cell office:value-type="string">
            <text:p>milliseconds</text:p>
          </table:table-cell>
          <table:table-cell office:value-type="float" office:value="226">
            <text:p>226</text:p>
          </table:table-cell>
          <table:table-cell office:value-type="float" office:value="6.89697">
            <text:p>6.89697</text:p>
          </table:table-cell>
          <table:table-cell office:value-type="string">
            <text:p>milliseconds</text:p>
          </table:table-cell>
          <table:table-cell office:value-type="float" office:value="6.89697">
            <text:p>6.89697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184">
            <text:p>184</text:p>
          </table:table-cell>
          <table:table-cell office:value-type="float" office:value="5.61523">
            <text:p>5.61523</text:p>
          </table:table-cell>
          <table:table-cell office:value-type="string">
            <text:p>milliseconds</text:p>
          </table:table-cell>
          <table:table-cell office:value-type="float" office:value="5.61523">
            <text:p>5.61523</text:p>
          </table:table-cell>
          <table:table-cell office:value-type="string">
            <text:p>milliseconds</text:p>
          </table:table-cell>
          <table:table-cell office:value-type="float" office:value="185">
            <text:p>185</text:p>
          </table:table-cell>
          <table:table-cell office:value-type="float" office:value="5.64575">
            <text:p>5.64575</text:p>
          </table:table-cell>
          <table:table-cell office:value-type="string">
            <text:p>milliseconds</text:p>
          </table:table-cell>
          <table:table-cell office:value-type="float" office:value="5.64575">
            <text:p>5.64575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3"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1.8125">
            <text:p>1.8125</text:p>
          </table:table-cell>
          <table:table-cell office:value-type="string">
            <text:p>seconds</text:p>
          </table:table-cell>
          <table:table-cell office:value-type="float" office:value="1.77002">
            <text:p>1.77002</text:p>
          </table:table-cell>
          <table:table-cell office:value-type="string">
            <text:p>milliseconds</text:p>
          </table:table-cell>
          <table:table-cell office:value-type="float" office:value="116">
            <text:p>116</text:p>
          </table:table-cell>
          <table:table-cell office:value-type="float" office:value="1.8125">
            <text:p>1.8125</text:p>
          </table:table-cell>
          <table:table-cell office:value-type="string">
            <text:p>seconds</text:p>
          </table:table-cell>
          <table:table-cell office:value-type="float" office:value="1.77002">
            <text:p>1.7700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18">
            <text:p>118</text:p>
          </table:table-cell>
          <table:table-cell office:value-type="float" office:value="230.469">
            <text:p>230.469</text:p>
          </table:table-cell>
          <table:table-cell office:value-type="string">
            <text:p>milliseconds</text:p>
          </table:table-cell>
          <table:table-cell office:value-type="float" office:value="1.80054">
            <text:p>1.80054</text:p>
          </table:table-cell>
          <table:table-cell office:value-type="string">
            <text:p>milliseconds</text:p>
          </table:table-cell>
          <table:table-cell office:value-type="float" office:value="117">
            <text:p>117</text:p>
          </table:table-cell>
          <table:table-cell office:value-type="float" office:value="228.516">
            <text:p>228.516</text:p>
          </table:table-cell>
          <table:table-cell office:value-type="string">
            <text:p>milliseconds</text:p>
          </table:table-cell>
          <table:table-cell office:value-type="float" office:value="1.78528">
            <text:p>1.7852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18">
            <text:p>118</text:p>
          </table:table-cell>
          <table:table-cell office:value-type="float" office:value="230.469">
            <text:p>230.469</text:p>
          </table:table-cell>
          <table:table-cell office:value-type="string">
            <text:p>milliseconds</text:p>
          </table:table-cell>
          <table:table-cell office:value-type="float" office:value="1.80054">
            <text:p>1.80054</text:p>
          </table:table-cell>
          <table:table-cell office:value-type="string">
            <text:p>milliseconds</text:p>
          </table:table-cell>
          <table:table-cell office:value-type="float" office:value="118">
            <text:p>118</text:p>
          </table:table-cell>
          <table:table-cell office:value-type="float" office:value="230.469">
            <text:p>230.469</text:p>
          </table:table-cell>
          <table:table-cell office:value-type="string">
            <text:p>milliseconds</text:p>
          </table:table-cell>
          <table:table-cell office:value-type="float" office:value="1.80054">
            <text:p>1.8005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18">
            <text:p>118</text:p>
          </table:table-cell>
          <table:table-cell office:value-type="float" office:value="230.469">
            <text:p>230.469</text:p>
          </table:table-cell>
          <table:table-cell office:value-type="string">
            <text:p>milliseconds</text:p>
          </table:table-cell>
          <table:table-cell office:value-type="float" office:value="1.80054">
            <text:p>1.80054</text:p>
          </table:table-cell>
          <table:table-cell office:value-type="string">
            <text:p>milliseconds</text:p>
          </table:table-cell>
          <table:table-cell office:value-type="float" office:value="117">
            <text:p>117</text:p>
          </table:table-cell>
          <table:table-cell office:value-type="float" office:value="228.516">
            <text:p>228.516</text:p>
          </table:table-cell>
          <table:table-cell office:value-type="string">
            <text:p>milliseconds</text:p>
          </table:table-cell>
          <table:table-cell office:value-type="float" office:value="1.78528">
            <text:p>1.7852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31">
            <text:p>131</text:p>
          </table:table-cell>
          <table:table-cell office:value-type="float" office:value="31.9824">
            <text:p>31.9824</text:p>
          </table:table-cell>
          <table:table-cell office:value-type="string">
            <text:p>milliseconds</text:p>
          </table:table-cell>
          <table:table-cell office:value-type="float" office:value="1.9989">
            <text:p>1.9989</text:p>
          </table:table-cell>
          <table:table-cell office:value-type="string">
            <text:p>milliseconds</text:p>
          </table:table-cell>
          <table:table-cell office:value-type="float" office:value="131">
            <text:p>131</text:p>
          </table:table-cell>
          <table:table-cell office:value-type="float" office:value="31.9824">
            <text:p>31.9824</text:p>
          </table:table-cell>
          <table:table-cell office:value-type="string">
            <text:p>milliseconds</text:p>
          </table:table-cell>
          <table:table-cell office:value-type="float" office:value="1.9989">
            <text:p>1.998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32">
            <text:p>132</text:p>
          </table:table-cell>
          <table:table-cell office:value-type="float" office:value="32.2266">
            <text:p>32.2266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float" office:value="132">
            <text:p>132</text:p>
          </table:table-cell>
          <table:table-cell office:value-type="float" office:value="32.2266">
            <text:p>32.2266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33">
            <text:p>133</text:p>
          </table:table-cell>
          <table:table-cell office:value-type="float" office:value="32.4707">
            <text:p>32.4707</text:p>
          </table:table-cell>
          <table:table-cell office:value-type="string">
            <text:p>milliseconds</text:p>
          </table:table-cell>
          <table:table-cell office:value-type="float" office:value="2.02942">
            <text:p>2.02942</text:p>
          </table:table-cell>
          <table:table-cell office:value-type="string">
            <text:p>milliseconds</text:p>
          </table:table-cell>
          <table:table-cell office:value-type="float" office:value="133">
            <text:p>133</text:p>
          </table:table-cell>
          <table:table-cell office:value-type="float" office:value="32.4707">
            <text:p>32.4707</text:p>
          </table:table-cell>
          <table:table-cell office:value-type="string">
            <text:p>milliseconds</text:p>
          </table:table-cell>
          <table:table-cell office:value-type="float" office:value="2.02942">
            <text:p>2.0294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34">
            <text:p>134</text:p>
          </table:table-cell>
          <table:table-cell office:value-type="float" office:value="32.7148">
            <text:p>32.7148</text:p>
          </table:table-cell>
          <table:table-cell office:value-type="string">
            <text:p>milliseconds</text:p>
          </table:table-cell>
          <table:table-cell office:value-type="float" office:value="2.04468">
            <text:p>2.04468</text:p>
          </table:table-cell>
          <table:table-cell office:value-type="string">
            <text:p>milliseconds</text:p>
          </table:table-cell>
          <table:table-cell office:value-type="float" office:value="134">
            <text:p>134</text:p>
          </table:table-cell>
          <table:table-cell office:value-type="float" office:value="32.7148">
            <text:p>32.7148</text:p>
          </table:table-cell>
          <table:table-cell office:value-type="string">
            <text:p>milliseconds</text:p>
          </table:table-cell>
          <table:table-cell office:value-type="float" office:value="2.04468">
            <text:p>2.0446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42">
            <text:p>242</text:p>
          </table:table-cell>
          <table:table-cell office:value-type="float" office:value="7.38525">
            <text:p>7.38525</text:p>
          </table:table-cell>
          <table:table-cell office:value-type="string">
            <text:p>milliseconds</text:p>
          </table:table-cell>
          <table:table-cell office:value-type="float" office:value="3.69263">
            <text:p>3.69263</text:p>
          </table:table-cell>
          <table:table-cell office:value-type="string">
            <text:p>milliseconds</text:p>
          </table:table-cell>
          <table:table-cell office:value-type="float" office:value="245">
            <text:p>245</text:p>
          </table:table-cell>
          <table:table-cell office:value-type="float" office:value="7.47681">
            <text:p>7.47681</text:p>
          </table:table-cell>
          <table:table-cell office:value-type="string">
            <text:p>milliseconds</text:p>
          </table:table-cell>
          <table:table-cell office:value-type="float" office:value="3.7384">
            <text:p>3.7384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51">
            <text:p>251</text:p>
          </table:table-cell>
          <table:table-cell office:value-type="float" office:value="7.65991">
            <text:p>7.65991</text:p>
          </table:table-cell>
          <table:table-cell office:value-type="string">
            <text:p>milliseconds</text:p>
          </table:table-cell>
          <table:table-cell office:value-type="float" office:value="3.82996">
            <text:p>3.82996</text:p>
          </table:table-cell>
          <table:table-cell office:value-type="string">
            <text:p>milliseconds</text:p>
          </table:table-cell>
          <table:table-cell office:value-type="float" office:value="253">
            <text:p>253</text:p>
          </table:table-cell>
          <table:table-cell office:value-type="float" office:value="7.72095">
            <text:p>7.72095</text:p>
          </table:table-cell>
          <table:table-cell office:value-type="string">
            <text:p>milliseconds</text:p>
          </table:table-cell>
          <table:table-cell office:value-type="float" office:value="3.86047">
            <text:p>3.86047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72">
            <text:p>272</text:p>
          </table:table-cell>
          <table:table-cell office:value-type="float" office:value="8.30078">
            <text:p>8.30078</text:p>
          </table:table-cell>
          <table:table-cell office:value-type="string">
            <text:p>milliseconds</text:p>
          </table:table-cell>
          <table:table-cell office:value-type="float" office:value="4.15039">
            <text:p>4.15039</text:p>
          </table:table-cell>
          <table:table-cell office:value-type="string">
            <text:p>milliseconds</text:p>
          </table:table-cell>
          <table:table-cell office:value-type="float" office:value="275">
            <text:p>275</text:p>
          </table:table-cell>
          <table:table-cell office:value-type="float" office:value="8.39233">
            <text:p>8.39233</text:p>
          </table:table-cell>
          <table:table-cell office:value-type="string">
            <text:p>milliseconds</text:p>
          </table:table-cell>
          <table:table-cell office:value-type="float" office:value="4.19617">
            <text:p>4.19617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55">
            <text:p>255</text:p>
          </table:table-cell>
          <table:table-cell office:value-type="float" office:value="7.78198">
            <text:p>7.78198</text:p>
          </table:table-cell>
          <table:table-cell office:value-type="string">
            <text:p>milliseconds</text:p>
          </table:table-cell>
          <table:table-cell office:value-type="float" office:value="3.89099">
            <text:p>3.89099</text:p>
          </table:table-cell>
          <table:table-cell office:value-type="string">
            <text:p>milliseconds</text:p>
          </table:table-cell>
          <table:table-cell office:value-type="float" office:value="258">
            <text:p>258</text:p>
          </table:table-cell>
          <table:table-cell office:value-type="float" office:value="7.87354">
            <text:p>7.87354</text:p>
          </table:table-cell>
          <table:table-cell office:value-type="string">
            <text:p>milliseconds</text:p>
          </table:table-cell>
          <table:table-cell office:value-type="float" office:value="3.93677">
            <text:p>3.93677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65">
            <text:p>265</text:p>
          </table:table-cell>
          <table:table-cell office:value-type="float" office:value="8.08716">
            <text:p>8.08716</text:p>
          </table:table-cell>
          <table:table-cell office:value-type="string">
            <text:p>milliseconds</text:p>
          </table:table-cell>
          <table:table-cell office:value-type="float" office:value="4.04358">
            <text:p>4.04358</text:p>
          </table:table-cell>
          <table:table-cell office:value-type="string">
            <text:p>milliseconds</text:p>
          </table:table-cell>
          <table:table-cell office:value-type="float" office:value="266">
            <text:p>266</text:p>
          </table:table-cell>
          <table:table-cell office:value-type="float" office:value="8.11768">
            <text:p>8.11768</text:p>
          </table:table-cell>
          <table:table-cell office:value-type="string">
            <text:p>milliseconds</text:p>
          </table:table-cell>
          <table:table-cell office:value-type="float" office:value="4.05884">
            <text:p>4.05884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table:number-columns-repeated="7"/>
          <table:table-cell table:style-name="ce5" table:formula="of:=SUM([.H109:.H185])" office:value-type="float" office:value="5347">
            <text:p>5347</text:p>
          </table:table-cell>
          <table:table-cell table:style-name="ce5" table:formula="of:=[.H186]/60" office:value-type="float" office:value="89.1166666666667">
            <text:p>89.1166666667</text:p>
          </table:table-cell>
          <table:table-cell table:number-columns-repeated="3"/>
          <table:table-cell table:style-name="ce5" table:formula="of:=SUM([.M109:.M185])" office:value-type="float" office:value="5370">
            <text:p>5370</text:p>
          </table:table-cell>
          <table:table-cell table:style-name="ce5" table:formula="of:=[.M186]/60" office:value-type="float" office:value="89.5">
            <text:p>89.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>
            <text:p>Task: #4 Decryption with Linear policy: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#Leaves in Policy</text:p>
          </table:table-cell>
          <table:table-cell table:style-name="ce4" office:value-type="string">
            <text:p>#Minimal Sets</text:p>
          </table:table-cell>
          <table:table-cell table:style-name="ce4" office:value-type="string">
            <text:p>#Atts in Ciphertext</text:p>
          </table:table-cell>
          <table:table-cell table:style-name="ce4" office:value-type="string">
            <text:p>minSetSize</text:p>
          </table:table-cell>
          <table:table-cell table:style-name="ce4" office:value-type="string">
            <text:p>Max Leaves</text:p>
          </table:table-cell>
          <table:table-cell table:style-name="ce4" office:value-type="string">
            <text:p>Control Params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 (Alg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ize of Decrypting Set</text:p>
          </table:table-cell>
          <table:table-cell table:style-name="ce4"/>
          <table:table-cell table:style-name="ce4" office:value-type="string">
            <text:p>Total time (Hash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ize of Decrypting Set</text:p>
          </table:table-cell>
          <table:table-cell table:style-name="ce4"/>
          <table:table-cell table:style-name="ce4" office:value-type="string">
            <text:p>Polic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6">
            <text:p>26</text:p>
          </table:table-cell>
          <table:table-cell office:value-type="float" office:value="8.66667">
            <text:p>8.66667</text:p>
          </table:table-cell>
          <table:table-cell office:value-type="string">
            <text:p>milliseconds</text:p>
          </table:table-cell>
          <table:table-cell office:value-type="float" office:value="2.88889">
            <text:p>2.88889</text:p>
          </table:table-cell>
          <table:table-cell office:value-type="string">
            <text:p>milliseconds</text:p>
          </table:table-cell>
          <table:table-cell office:value-type="float" office:value="25">
            <text:p>25</text:p>
          </table:table-cell>
          <table:table-cell office:value-type="float" office:value="8.33333">
            <text:p>8.33333</text:p>
          </table:table-cell>
          <table:table-cell office:value-type="string">
            <text:p>milliseconds</text:p>
          </table:table-cell>
          <table:table-cell office:value-type="float" office:value="2.77778">
            <text:p>2.77778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6">
            <text:p>26</text:p>
          </table:table-cell>
          <table:table-cell office:value-type="float" office:value="8.66667">
            <text:p>8.66667</text:p>
          </table:table-cell>
          <table:table-cell office:value-type="string">
            <text:p>milliseconds</text:p>
          </table:table-cell>
          <table:table-cell office:value-type="float" office:value="2.88889">
            <text:p>2.88889</text:p>
          </table:table-cell>
          <table:table-cell office:value-type="string">
            <text:p>milliseconds</text:p>
          </table:table-cell>
          <table:table-cell office:value-type="float" office:value="26">
            <text:p>26</text:p>
          </table:table-cell>
          <table:table-cell office:value-type="float" office:value="8.66667">
            <text:p>8.66667</text:p>
          </table:table-cell>
          <table:table-cell office:value-type="string">
            <text:p>milliseconds</text:p>
          </table:table-cell>
          <table:table-cell office:value-type="float" office:value="2.88889">
            <text:p>2.88889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6">
            <text:p>26</text:p>
          </table:table-cell>
          <table:table-cell office:value-type="float" office:value="8.66667">
            <text:p>8.66667</text:p>
          </table:table-cell>
          <table:table-cell office:value-type="string">
            <text:p>milliseconds</text:p>
          </table:table-cell>
          <table:table-cell office:value-type="float" office:value="2.88889">
            <text:p>2.88889</text:p>
          </table:table-cell>
          <table:table-cell office:value-type="string">
            <text:p>milliseconds</text:p>
          </table:table-cell>
          <table:table-cell office:value-type="float" office:value="26">
            <text:p>26</text:p>
          </table:table-cell>
          <table:table-cell office:value-type="float" office:value="8.66667">
            <text:p>8.66667</text:p>
          </table:table-cell>
          <table:table-cell office:value-type="string">
            <text:p>milliseconds</text:p>
          </table:table-cell>
          <table:table-cell office:value-type="float" office:value="2.88889">
            <text:p>2.88889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6">
            <text:p>26</text:p>
          </table:table-cell>
          <table:table-cell office:value-type="float" office:value="8.66667">
            <text:p>8.66667</text:p>
          </table:table-cell>
          <table:table-cell office:value-type="string">
            <text:p>milliseconds</text:p>
          </table:table-cell>
          <table:table-cell office:value-type="float" office:value="2.88889">
            <text:p>2.88889</text:p>
          </table:table-cell>
          <table:table-cell office:value-type="string">
            <text:p>milliseconds</text:p>
          </table:table-cell>
          <table:table-cell office:value-type="float" office:value="25">
            <text:p>25</text:p>
          </table:table-cell>
          <table:table-cell office:value-type="float" office:value="8.33333">
            <text:p>8.33333</text:p>
          </table:table-cell>
          <table:table-cell office:value-type="string">
            <text:p>milliseconds</text:p>
          </table:table-cell>
          <table:table-cell office:value-type="float" office:value="2.77778">
            <text:p>2.77778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1.66667">
            <text:p>1.66667</text:p>
          </table:table-cell>
          <table:table-cell office:value-type="string">
            <text:p>milliseconds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1.66667">
            <text:p>1.66667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20">
            <text:p>20</text:p>
          </table:table-cell>
          <table:table-cell office:value-type="float" office:value="13.3333">
            <text:p>13.3333</text:p>
          </table:table-cell>
          <table:table-cell office:value-type="string">
            <text:p>milliseconds</text:p>
          </table:table-cell>
          <table:table-cell office:value-type="float" office:value="2.22222">
            <text:p>2.22222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7">
            <text:p>7</text:p>
          </table:table-cell>
          <table:table-cell office:value-type="float" office:value="4.66667">
            <text:p>4.66667</text:p>
          </table:table-cell>
          <table:table-cell office:value-type="string">
            <text:p>milliseconds</text:p>
          </table:table-cell>
          <table:table-cell office:value-type="float" office:value="777.778">
            <text:p>777.778</text:p>
          </table:table-cell>
          <table:table-cell office:value-type="string">
            <text:p>microseconds</text:p>
          </table:table-cell>
          <table:table-cell office:value-type="float" office:value="8">
            <text:p>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888.889">
            <text:p>888.889</text:p>
          </table:table-cell>
          <table:table-cell office:value-type="string">
            <text:p>micro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milliseconds</text:p>
          </table:table-cell>
          <table:table-cell office:value-type="float" office:value="2.4">
            <text:p>2.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2.3333">
            <text:p>12.3333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milliseconds</text:p>
          </table:table-cell>
          <table:table-cell office:value-type="float" office:value="2.4">
            <text:p>2.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2.3333">
            <text:p>12.3333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milliseconds</text:p>
          </table:table-cell>
          <table:table-cell office:value-type="float" office:value="2.4">
            <text:p>2.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2.3333">
            <text:p>12.3333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7">
            <text:p>37</text:p>
          </table:table-cell>
          <table:table-cell office:value-type="float" office:value="12.3333">
            <text:p>12.3333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milliseconds</text:p>
          </table:table-cell>
          <table:table-cell office:value-type="float" office:value="2.4">
            <text:p>2.4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16">
            <text:p>16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06667">
            <text:p>1.06667</text:p>
          </table:table-cell>
          <table:table-cell office:value-type="string">
            <text:p>milliseconds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1">
            <text:p>1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866.667">
            <text:p>866.667</text:p>
          </table:table-cell>
          <table:table-cell office:value-type="string">
            <text:p>microseconds</text:p>
          </table:table-cell>
          <table:table-cell office:value-type="float" office:value="12">
            <text:p>12</text:p>
          </table:table-cell>
          <table:table-cell office:value-type="float" office:value="4.8">
            <text:p>4.8</text:p>
          </table:table-cell>
          <table:table-cell office:value-type="string">
            <text:p>milliseconds</text:p>
          </table:table-cell>
          <table:table-cell office:value-type="float" office:value="800">
            <text:p>800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19.8079">
            <text:p>19.8079</text:p>
          </table:table-cell>
          <table:table-cell office:value-type="string">
            <text:p>milliseconds</text:p>
          </table:table-cell>
          <table:table-cell office:value-type="float" office:value="2.20088">
            <text:p>2.20088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3">
            <text:p>33</text:p>
          </table:table-cell>
          <table:table-cell office:value-type="float" office:value="19.8079">
            <text:p>19.8079</text:p>
          </table:table-cell>
          <table:table-cell office:value-type="string">
            <text:p>milliseconds</text:p>
          </table:table-cell>
          <table:table-cell office:value-type="float" office:value="2.20088">
            <text:p>2.20088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8">
            <text:p>8</text:p>
          </table:table-cell>
          <table:table-cell office:value-type="float" office:value="4.80192">
            <text:p>4.80192</text:p>
          </table:table-cell>
          <table:table-cell office:value-type="string">
            <text:p>milliseconds</text:p>
          </table:table-cell>
          <table:table-cell office:value-type="float" office:value="533.547">
            <text:p>533.547</text:p>
          </table:table-cell>
          <table:table-cell office:value-type="string">
            <text:p>microseconds</text:p>
          </table:table-cell>
          <table:table-cell office:value-type="float" office:value="9">
            <text:p>9</text:p>
          </table:table-cell>
          <table:table-cell office:value-type="float" office:value="5.40216">
            <text:p>5.40216</text:p>
          </table:table-cell>
          <table:table-cell office:value-type="string">
            <text:p>milliseconds</text:p>
          </table:table-cell>
          <table:table-cell office:value-type="float" office:value="600.24">
            <text:p>600.24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2">
            <text:p>42</text:p>
          </table:table-cell>
          <table:table-cell office:value-type="float" office:value="23.1023">
            <text:p>23.1023</text:p>
          </table:table-cell>
          <table:table-cell office:value-type="string">
            <text:p>milliseconds</text:p>
          </table:table-cell>
          <table:table-cell office:value-type="float" office:value="2.10021">
            <text:p>2.10021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2.5523">
            <text:p>22.5523</text:p>
          </table:table-cell>
          <table:table-cell office:value-type="string">
            <text:p>milliseconds</text:p>
          </table:table-cell>
          <table:table-cell office:value-type="float" office:value="2.05021">
            <text:p>2.05021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2">
            <text:p>42</text:p>
          </table:table-cell>
          <table:table-cell office:value-type="float" office:value="23.1023">
            <text:p>23.1023</text:p>
          </table:table-cell>
          <table:table-cell office:value-type="string">
            <text:p>milliseconds</text:p>
          </table:table-cell>
          <table:table-cell office:value-type="float" office:value="2.10021">
            <text:p>2.10021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2.5523">
            <text:p>22.5523</text:p>
          </table:table-cell>
          <table:table-cell office:value-type="string">
            <text:p>milliseconds</text:p>
          </table:table-cell>
          <table:table-cell office:value-type="float" office:value="2.05021">
            <text:p>2.05021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2">
            <text:p>42</text:p>
          </table:table-cell>
          <table:table-cell office:value-type="float" office:value="23.1023">
            <text:p>23.1023</text:p>
          </table:table-cell>
          <table:table-cell office:value-type="string">
            <text:p>milliseconds</text:p>
          </table:table-cell>
          <table:table-cell office:value-type="float" office:value="2.10021">
            <text:p>2.10021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2.5523">
            <text:p>22.5523</text:p>
          </table:table-cell>
          <table:table-cell office:value-type="string">
            <text:p>milliseconds</text:p>
          </table:table-cell>
          <table:table-cell office:value-type="float" office:value="2.05021">
            <text:p>2.05021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9">
            <text:p>9</text:p>
          </table:table-cell>
          <table:table-cell office:value-type="float" office:value="4.9505">
            <text:p>4.9505</text:p>
          </table:table-cell>
          <table:table-cell office:value-type="string">
            <text:p>milliseconds</text:p>
          </table:table-cell>
          <table:table-cell office:value-type="float" office:value="450.045">
            <text:p>450.045</text:p>
          </table:table-cell>
          <table:table-cell office:value-type="string">
            <text:p>microseconds</text:p>
          </table:table-cell>
          <table:table-cell office:value-type="float" office:value="9">
            <text:p>9</text:p>
          </table:table-cell>
          <table:table-cell office:value-type="float" office:value="4.9505">
            <text:p>4.9505</text:p>
          </table:table-cell>
          <table:table-cell office:value-type="string">
            <text:p>milliseconds</text:p>
          </table:table-cell>
          <table:table-cell office:value-type="float" office:value="450.045">
            <text:p>450.045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39">
            <text:p>39</text:p>
          </table:table-cell>
          <table:table-cell office:value-type="float" office:value="31.2">
            <text:p>31.2</text:p>
          </table:table-cell>
          <table:table-cell office:value-type="string">
            <text:p>milliseconds</text:p>
          </table:table-cell>
          <table:table-cell office:value-type="float" office:value="1.95">
            <text:p>1.95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39">
            <text:p>39</text:p>
          </table:table-cell>
          <table:table-cell office:value-type="float" office:value="31.2">
            <text:p>31.2</text:p>
          </table:table-cell>
          <table:table-cell office:value-type="string">
            <text:p>milliseconds</text:p>
          </table:table-cell>
          <table:table-cell office:value-type="float" office:value="1.95">
            <text:p>1.95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39">
            <text:p>39</text:p>
          </table:table-cell>
          <table:table-cell office:value-type="float" office:value="31.2">
            <text:p>31.2</text:p>
          </table:table-cell>
          <table:table-cell office:value-type="string">
            <text:p>milliseconds</text:p>
          </table:table-cell>
          <table:table-cell office:value-type="float" office:value="1.95">
            <text:p>1.95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350">
            <text:p>350</text:p>
          </table:table-cell>
          <table:table-cell office:value-type="string">
            <text:p>microseconds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string">
            <text:p>milliseconds</text:p>
          </table:table-cell>
          <table:table-cell office:value-type="float" office:value="300">
            <text:p>300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38">
            <text:p>38</text:p>
          </table:table-cell>
          <table:table-cell office:value-type="float" office:value="47.5">
            <text:p>47.5</text:p>
          </table:table-cell>
          <table:table-cell office:value-type="string">
            <text:p>milliseconds</text:p>
          </table:table-cell>
          <table:table-cell office:value-type="float" office:value="1.9">
            <text:p>1.9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46.25">
            <text:p>46.25</text:p>
          </table:table-cell>
          <table:table-cell office:value-type="string">
            <text:p>milliseconds</text:p>
          </table:table-cell>
          <table:table-cell office:value-type="float" office:value="1.85">
            <text:p>1.8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37">
            <text:p>37</text:p>
          </table:table-cell>
          <table:table-cell office:value-type="float" office:value="46.25">
            <text:p>46.25</text:p>
          </table:table-cell>
          <table:table-cell office:value-type="string">
            <text:p>milliseconds</text:p>
          </table:table-cell>
          <table:table-cell office:value-type="float" office:value="1.85">
            <text:p>1.85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47.5">
            <text:p>47.5</text:p>
          </table:table-cell>
          <table:table-cell office:value-type="string">
            <text:p>milliseconds</text:p>
          </table:table-cell>
          <table:table-cell office:value-type="float" office:value="1.9">
            <text:p>1.9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37">
            <text:p>37</text:p>
          </table:table-cell>
          <table:table-cell office:value-type="float" office:value="46.25">
            <text:p>46.25</text:p>
          </table:table-cell>
          <table:table-cell office:value-type="string">
            <text:p>milliseconds</text:p>
          </table:table-cell>
          <table:table-cell office:value-type="float" office:value="1.85">
            <text:p>1.85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47.5">
            <text:p>47.5</text:p>
          </table:table-cell>
          <table:table-cell office:value-type="string">
            <text:p>milliseconds</text:p>
          </table:table-cell>
          <table:table-cell office:value-type="float" office:value="1.9">
            <text:p>1.9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78">
            <text:p>78</text:p>
          </table:table-cell>
          <table:table-cell office:value-type="float" office:value="44.8534">
            <text:p>44.8534</text:p>
          </table:table-cell>
          <table:table-cell office:value-type="string">
            <text:p>milliseconds</text:p>
          </table:table-cell>
          <table:table-cell office:value-type="float" office:value="1.95015">
            <text:p>1.95015</text:p>
          </table:table-cell>
          <table:table-cell office:value-type="string">
            <text:p>milliseconds</text:p>
          </table:table-cell>
          <table:table-cell office:value-type="float" office:value="76">
            <text:p>76</text:p>
          </table:table-cell>
          <table:table-cell office:value-type="float" office:value="43.7033">
            <text:p>43.7033</text:p>
          </table:table-cell>
          <table:table-cell office:value-type="string">
            <text:p>milliseconds</text:p>
          </table:table-cell>
          <table:table-cell office:value-type="float" office:value="1.90014">
            <text:p>1.90014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78">
            <text:p>78</text:p>
          </table:table-cell>
          <table:table-cell office:value-type="float" office:value="44.8534">
            <text:p>44.8534</text:p>
          </table:table-cell>
          <table:table-cell office:value-type="string">
            <text:p>milliseconds</text:p>
          </table:table-cell>
          <table:table-cell office:value-type="float" office:value="1.95015">
            <text:p>1.95015</text:p>
          </table:table-cell>
          <table:table-cell office:value-type="string">
            <text:p>milliseconds</text:p>
          </table:table-cell>
          <table:table-cell office:value-type="float" office:value="76">
            <text:p>76</text:p>
          </table:table-cell>
          <table:table-cell office:value-type="float" office:value="43.7033">
            <text:p>43.7033</text:p>
          </table:table-cell>
          <table:table-cell office:value-type="string">
            <text:p>milliseconds</text:p>
          </table:table-cell>
          <table:table-cell office:value-type="float" office:value="1.90014">
            <text:p>1.90014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77">
            <text:p>77</text:p>
          </table:table-cell>
          <table:table-cell office:value-type="float" office:value="44.2783">
            <text:p>44.2783</text:p>
          </table:table-cell>
          <table:table-cell office:value-type="string">
            <text:p>milliseconds</text:p>
          </table:table-cell>
          <table:table-cell office:value-type="float" office:value="1.92514">
            <text:p>1.92514</text:p>
          </table:table-cell>
          <table:table-cell office:value-type="string">
            <text:p>milliseconds</text:p>
          </table:table-cell>
          <table:table-cell office:value-type="float" office:value="77">
            <text:p>77</text:p>
          </table:table-cell>
          <table:table-cell office:value-type="float" office:value="44.2783">
            <text:p>44.2783</text:p>
          </table:table-cell>
          <table:table-cell office:value-type="string">
            <text:p>milliseconds</text:p>
          </table:table-cell>
          <table:table-cell office:value-type="float" office:value="1.92514">
            <text:p>1.92514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024">
            <text:p>1024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9">
            <text:p>9</text:p>
          </table:table-cell>
          <table:table-cell office:value-type="float" office:value="5.17539">
            <text:p>5.17539</text:p>
          </table:table-cell>
          <table:table-cell office:value-type="string">
            <text:p>milliseconds</text:p>
          </table:table-cell>
          <table:table-cell office:value-type="float" office:value="225.017">
            <text:p>225.017</text:p>
          </table:table-cell>
          <table:table-cell office:value-type="string">
            <text:p>microseconds</text:p>
          </table:table-cell>
          <table:table-cell office:value-type="float" office:value="10">
            <text:p>10</text:p>
          </table:table-cell>
          <table:table-cell office:value-type="float" office:value="5.75043">
            <text:p>5.75043</text:p>
          </table:table-cell>
          <table:table-cell office:value-type="string">
            <text:p>milliseconds</text:p>
          </table:table-cell>
          <table:table-cell office:value-type="float" office:value="250.019">
            <text:p>250.019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74">
            <text:p>74</text:p>
          </table:table-cell>
          <table:table-cell office:value-type="float" office:value="66.6067">
            <text:p>66.6067</text:p>
          </table:table-cell>
          <table:table-cell office:value-type="string">
            <text:p>milliseconds</text:p>
          </table:table-cell>
          <table:table-cell office:value-type="float" office:value="1.85019">
            <text:p>1.85019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67.5068">
            <text:p>67.5068</text:p>
          </table:table-cell>
          <table:table-cell office:value-type="string">
            <text:p>milliseconds</text:p>
          </table:table-cell>
          <table:table-cell office:value-type="float" office:value="1.87519">
            <text:p>1.87519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74">
            <text:p>74</text:p>
          </table:table-cell>
          <table:table-cell office:value-type="float" office:value="66.6067">
            <text:p>66.6067</text:p>
          </table:table-cell>
          <table:table-cell office:value-type="string">
            <text:p>milliseconds</text:p>
          </table:table-cell>
          <table:table-cell office:value-type="float" office:value="1.85019">
            <text:p>1.85019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67.5068">
            <text:p>67.5068</text:p>
          </table:table-cell>
          <table:table-cell office:value-type="string">
            <text:p>milliseconds</text:p>
          </table:table-cell>
          <table:table-cell office:value-type="float" office:value="1.87519">
            <text:p>1.87519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74">
            <text:p>74</text:p>
          </table:table-cell>
          <table:table-cell office:value-type="float" office:value="66.6067">
            <text:p>66.6067</text:p>
          </table:table-cell>
          <table:table-cell office:value-type="string">
            <text:p>milliseconds</text:p>
          </table:table-cell>
          <table:table-cell office:value-type="float" office:value="1.85019">
            <text:p>1.85019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67.5068">
            <text:p>67.5068</text:p>
          </table:table-cell>
          <table:table-cell office:value-type="string">
            <text:p>milliseconds</text:p>
          </table:table-cell>
          <table:table-cell office:value-type="float" office:value="1.87519">
            <text:p>1.87519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7">
            <text:p>7</text:p>
          </table:table-cell>
          <table:table-cell office:value-type="float" office:value="6.30063">
            <text:p>6.30063</text:p>
          </table:table-cell>
          <table:table-cell office:value-type="string">
            <text:p>milliseconds</text:p>
          </table:table-cell>
          <table:table-cell office:value-type="float" office:value="175.018">
            <text:p>175.018</text:p>
          </table:table-cell>
          <table:table-cell office:value-type="string">
            <text:p>microseconds</text:p>
          </table:table-cell>
          <table:table-cell office:value-type="float" office:value="6">
            <text:p>6</text:p>
          </table:table-cell>
          <table:table-cell office:value-type="float" office:value="5.40054">
            <text:p>5.40054</text:p>
          </table:table-cell>
          <table:table-cell office:value-type="string">
            <text:p>milliseconds</text:p>
          </table:table-cell>
          <table:table-cell office:value-type="float" office:value="150.015">
            <text:p>150.015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3">
            <text:p>73</text:p>
          </table:table-cell>
          <table:table-cell office:value-type="float" office:value="74.8718">
            <text:p>74.8718</text:p>
          </table:table-cell>
          <table:table-cell office:value-type="string">
            <text:p>milliseconds</text:p>
          </table:table-cell>
          <table:table-cell office:value-type="float" office:value="1.82614">
            <text:p>1.82614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76.9231">
            <text:p>76.9231</text:p>
          </table:table-cell>
          <table:table-cell office:value-type="string">
            <text:p>milliseconds</text:p>
          </table:table-cell>
          <table:table-cell office:value-type="float" office:value="1.87617">
            <text:p>1.8761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4">
            <text:p>74</text:p>
          </table:table-cell>
          <table:table-cell office:value-type="float" office:value="75.8974">
            <text:p>75.8974</text:p>
          </table:table-cell>
          <table:table-cell office:value-type="string">
            <text:p>milliseconds</text:p>
          </table:table-cell>
          <table:table-cell office:value-type="float" office:value="1.85116">
            <text:p>1.85116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76.9231">
            <text:p>76.9231</text:p>
          </table:table-cell>
          <table:table-cell office:value-type="string">
            <text:p>milliseconds</text:p>
          </table:table-cell>
          <table:table-cell office:value-type="float" office:value="1.87617">
            <text:p>1.8761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4">
            <text:p>74</text:p>
          </table:table-cell>
          <table:table-cell office:value-type="float" office:value="75.8974">
            <text:p>75.8974</text:p>
          </table:table-cell>
          <table:table-cell office:value-type="string">
            <text:p>milliseconds</text:p>
          </table:table-cell>
          <table:table-cell office:value-type="float" office:value="1.85116">
            <text:p>1.85116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76.9231">
            <text:p>76.9231</text:p>
          </table:table-cell>
          <table:table-cell office:value-type="string">
            <text:p>milliseconds</text:p>
          </table:table-cell>
          <table:table-cell office:value-type="float" office:value="1.87617">
            <text:p>1.8761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5">
            <text:p>5</text:p>
          </table:table-cell>
          <table:table-cell office:value-type="float" office:value="5.12821">
            <text:p>5.12821</text:p>
          </table:table-cell>
          <table:table-cell office:value-type="string">
            <text:p>milliseconds</text:p>
          </table:table-cell>
          <table:table-cell office:value-type="float" office:value="125.078">
            <text:p>125.078</text:p>
          </table:table-cell>
          <table:table-cell office:value-type="string">
            <text:p>microseconds</text:p>
          </table:table-cell>
          <table:table-cell office:value-type="float" office:value="6">
            <text:p>6</text:p>
          </table:table-cell>
          <table:table-cell office:value-type="float" office:value="6.15385">
            <text:p>6.15385</text:p>
          </table:table-cell>
          <table:table-cell office:value-type="string">
            <text:p>milliseconds</text:p>
          </table:table-cell>
          <table:table-cell office:value-type="float" office:value="150.094">
            <text:p>150.094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76">
            <text:p>76</text:p>
          </table:table-cell>
          <table:table-cell office:value-type="float" office:value="62.7063">
            <text:p>62.7063</text:p>
          </table:table-cell>
          <table:table-cell office:value-type="string">
            <text:p>milliseconds</text:p>
          </table:table-cell>
          <table:table-cell office:value-type="float" office:value="1.90019">
            <text:p>1.90019</text:p>
          </table:table-cell>
          <table:table-cell office:value-type="string">
            <text:p>milliseconds</text:p>
          </table:table-cell>
          <table:table-cell office:value-type="float" office:value="77">
            <text:p>77</text:p>
          </table:table-cell>
          <table:table-cell office:value-type="float" office:value="63.5314">
            <text:p>63.5314</text:p>
          </table:table-cell>
          <table:table-cell office:value-type="string">
            <text:p>milliseconds</text:p>
          </table:table-cell>
          <table:table-cell office:value-type="float" office:value="1.92519">
            <text:p>1.92519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75">
            <text:p>75</text:p>
          </table:table-cell>
          <table:table-cell office:value-type="float" office:value="61.8812">
            <text:p>61.8812</text:p>
          </table:table-cell>
          <table:table-cell office:value-type="string">
            <text:p>milliseconds</text:p>
          </table:table-cell>
          <table:table-cell office:value-type="float" office:value="1.87519">
            <text:p>1.87519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61.8812">
            <text:p>61.8812</text:p>
          </table:table-cell>
          <table:table-cell office:value-type="string">
            <text:p>milliseconds</text:p>
          </table:table-cell>
          <table:table-cell office:value-type="float" office:value="1.87519">
            <text:p>1.87519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76">
            <text:p>76</text:p>
          </table:table-cell>
          <table:table-cell office:value-type="float" office:value="62.7063">
            <text:p>62.7063</text:p>
          </table:table-cell>
          <table:table-cell office:value-type="string">
            <text:p>milliseconds</text:p>
          </table:table-cell>
          <table:table-cell office:value-type="float" office:value="1.90019">
            <text:p>1.90019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61.8812">
            <text:p>61.8812</text:p>
          </table:table-cell>
          <table:table-cell office:value-type="string">
            <text:p>milliseconds</text:p>
          </table:table-cell>
          <table:table-cell office:value-type="float" office:value="1.87519">
            <text:p>1.87519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7">
            <text:p>7</text:p>
          </table:table-cell>
          <table:table-cell office:value-type="float" office:value="5.77558">
            <text:p>5.77558</text:p>
          </table:table-cell>
          <table:table-cell office:value-type="string">
            <text:p>milliseconds</text:p>
          </table:table-cell>
          <table:table-cell office:value-type="float" office:value="175.018">
            <text:p>175.018</text:p>
          </table:table-cell>
          <table:table-cell office:value-type="string">
            <text:p>microseconds</text:p>
          </table:table-cell>
          <table:table-cell office:value-type="float" office:value="8">
            <text:p>8</text:p>
          </table:table-cell>
          <table:table-cell office:value-type="float" office:value="6.60066">
            <text:p>6.60066</text:p>
          </table:table-cell>
          <table:table-cell office:value-type="string">
            <text:p>milliseconds</text:p>
          </table:table-cell>
          <table:table-cell office:value-type="float" office:value="200.02">
            <text:p>200.02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74">
            <text:p>74</text:p>
          </table:table-cell>
          <table:table-cell office:value-type="float" office:value="94.3878">
            <text:p>94.3878</text:p>
          </table:table-cell>
          <table:table-cell office:value-type="string">
            <text:p>milliseconds</text:p>
          </table:table-cell>
          <table:table-cell office:value-type="float" office:value="1.85074">
            <text:p>1.85074</text:p>
          </table:table-cell>
          <table:table-cell office:value-type="string">
            <text:p>milliseconds</text:p>
          </table:table-cell>
          <table:table-cell office:value-type="float" office:value="74">
            <text:p>74</text:p>
          </table:table-cell>
          <table:table-cell office:value-type="float" office:value="94.3878">
            <text:p>94.3878</text:p>
          </table:table-cell>
          <table:table-cell office:value-type="string">
            <text:p>milliseconds</text:p>
          </table:table-cell>
          <table:table-cell office:value-type="float" office:value="1.85074">
            <text:p>1.85074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74">
            <text:p>74</text:p>
          </table:table-cell>
          <table:table-cell office:value-type="float" office:value="94.3878">
            <text:p>94.3878</text:p>
          </table:table-cell>
          <table:table-cell office:value-type="string">
            <text:p>milliseconds</text:p>
          </table:table-cell>
          <table:table-cell office:value-type="float" office:value="1.85074">
            <text:p>1.85074</text:p>
          </table:table-cell>
          <table:table-cell office:value-type="string">
            <text:p>milliseconds</text:p>
          </table:table-cell>
          <table:table-cell office:value-type="float" office:value="74">
            <text:p>74</text:p>
          </table:table-cell>
          <table:table-cell office:value-type="float" office:value="94.3878">
            <text:p>94.3878</text:p>
          </table:table-cell>
          <table:table-cell office:value-type="string">
            <text:p>milliseconds</text:p>
          </table:table-cell>
          <table:table-cell office:value-type="float" office:value="1.85074">
            <text:p>1.85074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5">
            <text:p>5</text:p>
          </table:table-cell>
          <table:table-cell office:value-type="float" office:value="6.37755">
            <text:p>6.37755</text:p>
          </table:table-cell>
          <table:table-cell office:value-type="string">
            <text:p>milliseconds</text:p>
          </table:table-cell>
          <table:table-cell office:value-type="float" office:value="125.05">
            <text:p>125.05</text:p>
          </table:table-cell>
          <table:table-cell office:value-type="string">
            <text:p>microseconds</text:p>
          </table:table-cell>
          <table:table-cell office:value-type="float" office:value="5">
            <text:p>5</text:p>
          </table:table-cell>
          <table:table-cell office:value-type="float" office:value="6.37755">
            <text:p>6.37755</text:p>
          </table:table-cell>
          <table:table-cell office:value-type="string">
            <text:p>milliseconds</text:p>
          </table:table-cell>
          <table:table-cell office:value-type="float" office:value="125.05">
            <text:p>125.05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73">
            <text:p>73</text:p>
          </table:table-cell>
          <table:table-cell office:value-type="float" office:value="118.699">
            <text:p>118.699</text:p>
          </table:table-cell>
          <table:table-cell office:value-type="string">
            <text:p>milliseconds</text:p>
          </table:table-cell>
          <table:table-cell office:value-type="float" office:value="1.82614">
            <text:p>1.82614</text:p>
          </table:table-cell>
          <table:table-cell office:value-type="string">
            <text:p>milliseconds</text:p>
          </table:table-cell>
          <table:table-cell office:value-type="float" office:value="73">
            <text:p>73</text:p>
          </table:table-cell>
          <table:table-cell office:value-type="float" office:value="118.699">
            <text:p>118.699</text:p>
          </table:table-cell>
          <table:table-cell office:value-type="string">
            <text:p>milliseconds</text:p>
          </table:table-cell>
          <table:table-cell office:value-type="float" office:value="1.82614">
            <text:p>1.82614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73">
            <text:p>73</text:p>
          </table:table-cell>
          <table:table-cell office:value-type="float" office:value="118.699">
            <text:p>118.699</text:p>
          </table:table-cell>
          <table:table-cell office:value-type="string">
            <text:p>milliseconds</text:p>
          </table:table-cell>
          <table:table-cell office:value-type="float" office:value="1.82614">
            <text:p>1.82614</text:p>
          </table:table-cell>
          <table:table-cell office:value-type="string">
            <text:p>milliseconds</text:p>
          </table:table-cell>
          <table:table-cell office:value-type="float" office:value="73">
            <text:p>73</text:p>
          </table:table-cell>
          <table:table-cell office:value-type="float" office:value="118.699">
            <text:p>118.699</text:p>
          </table:table-cell>
          <table:table-cell office:value-type="string">
            <text:p>milliseconds</text:p>
          </table:table-cell>
          <table:table-cell office:value-type="float" office:value="1.82614">
            <text:p>1.82614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float" office:value="6.50407">
            <text:p>6.50407</text:p>
          </table:table-cell>
          <table:table-cell office:value-type="string">
            <text:p>milliseconds</text:p>
          </table:table-cell>
          <table:table-cell office:value-type="float" office:value="100.063">
            <text:p>100.063</text:p>
          </table:table-cell>
          <table:table-cell office:value-type="string">
            <text:p>microseconds</text:p>
          </table:table-cell>
          <table:table-cell office:value-type="float" office:value="3">
            <text:p>3</text:p>
          </table:table-cell>
          <table:table-cell office:value-type="float" office:value="4.87805">
            <text:p>4.87805</text:p>
          </table:table-cell>
          <table:table-cell office:value-type="string">
            <text:p>milliseconds</text:p>
          </table:table-cell>
          <table:table-cell office:value-type="float" office:value="75.0469">
            <text:p>75.0469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</table:table-row>
        <table:table-row table:style-name="ro1">
          <table:table-cell table:number-columns-repeated="7"/>
          <table:table-cell table:style-name="ce5" table:formula="of:=SUM([.H190:.H271])" office:value-type="float" office:value="2498">
            <text:p>2498</text:p>
          </table:table-cell>
          <table:table-cell table:style-name="ce5" table:formula="of:=[.H272]/60" office:value-type="float" office:value="41.6333333333333">
            <text:p>41.6333333333</text:p>
          </table:table-cell>
          <table:table-cell table:number-columns-repeated="3"/>
          <table:table-cell table:style-name="ce5" table:formula="of:=SUM([.M190:.M271])" office:value-type="float" office:value="2501">
            <text:p>2501</text:p>
          </table:table-cell>
          <table:table-cell table:style-name="ce5" table:formula="of:=[.M272]/60" office:value-type="float" office:value="41.6833333333333">
            <text:p>41.683333333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>
            <text:p>Task: #4 Decryption with Exponential policy: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#Leaves in Policy</text:p>
          </table:table-cell>
          <table:table-cell table:style-name="ce4" office:value-type="string">
            <text:p>#Minimal Sets</text:p>
          </table:table-cell>
          <table:table-cell table:style-name="ce4" office:value-type="string">
            <text:p>#Atts in Ciphertext</text:p>
          </table:table-cell>
          <table:table-cell table:style-name="ce4" office:value-type="string">
            <text:p>minSetSize</text:p>
          </table:table-cell>
          <table:table-cell table:style-name="ce4" office:value-type="string">
            <text:p>Max Leaves</text:p>
          </table:table-cell>
          <table:table-cell table:style-name="ce4" office:value-type="string">
            <text:p>Control Params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 (Alg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ize of Decrypting Set</text:p>
          </table:table-cell>
          <table:table-cell table:style-name="ce4"/>
          <table:table-cell table:style-name="ce4" office:value-type="string">
            <text:p>Total time (Hash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ize of Decrypting Set</text:p>
          </table:table-cell>
          <table:table-cell table:style-name="ce4"/>
          <table:table-cell table:style-name="ce4" office:value-type="string">
            <text:p>Polic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0">
            <text:p>30</text:p>
          </table:table-cell>
          <table:table-cell office:value-type="float" office:value="6.66667">
            <text:p>6.66667</text:p>
          </table:table-cell>
          <table:table-cell office:value-type="string">
            <text:p>milliseconds</text:p>
          </table:table-cell>
          <table:table-cell office:value-type="float" office:value="3.33333">
            <text:p>3.33333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23">
            <text:p>23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float" office:value="23">
            <text:p>23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19">
            <text:p>19</text:p>
          </table:table-cell>
          <table:table-cell office:value-type="float" office:value="5.06667">
            <text:p>5.06667</text:p>
          </table:table-cell>
          <table:table-cell office:value-type="string">
            <text:p>milliseconds</text:p>
          </table:table-cell>
          <table:table-cell office:value-type="float" office:value="1.26667">
            <text:p>1.26667</text:p>
          </table:table-cell>
          <table:table-cell office:value-type="string">
            <text:p>milliseconds</text:p>
          </table:table-cell>
          <table:table-cell office:value-type="float" office:value="19">
            <text:p>19</text:p>
          </table:table-cell>
          <table:table-cell office:value-type="float" office:value="5.06667">
            <text:p>5.06667</text:p>
          </table:table-cell>
          <table:table-cell office:value-type="string">
            <text:p>milliseconds</text:p>
          </table:table-cell>
          <table:table-cell office:value-type="float" office:value="1.26667">
            <text:p>1.26667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15">
            <text:p>2.1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650">
            <text:p>650</text:p>
          </table:table-cell>
          <table:table-cell office:value-type="string">
            <text:p>microseconds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650">
            <text:p>65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79">
            <text:p>79</text:p>
          </table:table-cell>
          <table:table-cell office:value-type="float" office:value="31.6">
            <text:p>31.6</text:p>
          </table:table-cell>
          <table:table-cell office:value-type="string">
            <text:p>milliseconds</text:p>
          </table:table-cell>
          <table:table-cell office:value-type="float" office:value="1.975">
            <text:p>1.975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31.6">
            <text:p>31.6</text:p>
          </table:table-cell>
          <table:table-cell office:value-type="string">
            <text:p>milliseconds</text:p>
          </table:table-cell>
          <table:table-cell office:value-type="float" office:value="1.975">
            <text:p>1.9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79">
            <text:p>79</text:p>
          </table:table-cell>
          <table:table-cell office:value-type="float" office:value="31.6">
            <text:p>31.6</text:p>
          </table:table-cell>
          <table:table-cell office:value-type="string">
            <text:p>milliseconds</text:p>
          </table:table-cell>
          <table:table-cell office:value-type="float" office:value="1.975">
            <text:p>1.975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31.6">
            <text:p>31.6</text:p>
          </table:table-cell>
          <table:table-cell office:value-type="string">
            <text:p>milliseconds</text:p>
          </table:table-cell>
          <table:table-cell office:value-type="float" office:value="1.975">
            <text:p>1.9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325">
            <text:p>325</text:p>
          </table:table-cell>
          <table:table-cell office:value-type="string">
            <text:p>microseconds</text:p>
          </table:table-cell>
          <table:table-cell office:value-type="float" office:value="14">
            <text:p>14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350">
            <text:p>35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76">
            <text:p>76</text:p>
          </table:table-cell>
          <table:table-cell office:value-type="float" office:value="60.8">
            <text:p>60.8</text:p>
          </table:table-cell>
          <table:table-cell office:value-type="string">
            <text:p>milliseconds</text:p>
          </table:table-cell>
          <table:table-cell office:value-type="float" office:value="1.9">
            <text:p>1.9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76">
            <text:p>76</text:p>
          </table:table-cell>
          <table:table-cell office:value-type="float" office:value="60.8">
            <text:p>60.8</text:p>
          </table:table-cell>
          <table:table-cell office:value-type="string">
            <text:p>milliseconds</text:p>
          </table:table-cell>
          <table:table-cell office:value-type="float" office:value="1.9">
            <text:p>1.9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1.875">
            <text:p>1.8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175">
            <text:p>175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table:number-columns-repeated="7"/>
          <table:table-cell table:style-name="ce5" table:formula="of:=SUM([.H276:.H306])" office:value-type="float" office:value="996">
            <text:p>996</text:p>
          </table:table-cell>
          <table:table-cell table:style-name="ce5" table:formula="of:=[.H307]/60" office:value-type="float" office:value="16.6">
            <text:p>16.6</text:p>
          </table:table-cell>
          <table:table-cell table:number-columns-repeated="3"/>
          <table:table-cell table:style-name="ce5" table:formula="of:=SUM([.M276:.M306])" office:value-type="float" office:value="994">
            <text:p>994</text:p>
          </table:table-cell>
          <table:table-cell table:style-name="ce5" table:formula="of:=[.M307]/60" office:value-type="float" office:value="16.5666666666667">
            <text:p>16.56666666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>
            <text:p>Task: #4 Decryption with Inverse Linear policy: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#Leaves in Policy</text:p>
          </table:table-cell>
          <table:table-cell table:style-name="ce4" office:value-type="string">
            <text:p>#Minimal Sets</text:p>
          </table:table-cell>
          <table:table-cell table:style-name="ce4" office:value-type="string">
            <text:p>#Atts in Ciphertext</text:p>
          </table:table-cell>
          <table:table-cell table:style-name="ce4" office:value-type="string">
            <text:p>minSetSize</text:p>
          </table:table-cell>
          <table:table-cell table:style-name="ce4" office:value-type="string">
            <text:p>Max Leaves</text:p>
          </table:table-cell>
          <table:table-cell table:style-name="ce4" office:value-type="string">
            <text:p>Control Params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 (Alg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ize of Decrypting Set</text:p>
          </table:table-cell>
          <table:table-cell table:style-name="ce4" office:value-type="string">
            <text:p>Total time (Hash)</text:p>
          </table:table-cell>
          <table:table-cell table:style-name="ce4"/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ize of Decrypting Set</text:p>
          </table:table-cell>
          <table:table-cell table:style-name="ce4"/>
          <table:table-cell table:style-name="ce4" office:value-type="string">
            <text:p>Polic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77">
            <text:p>77</text:p>
          </table:table-cell>
          <table:table-cell office:value-type="float" office:value="8.55556">
            <text:p>8.55556</text:p>
          </table:table-cell>
          <table:table-cell office:value-type="string">
            <text:p>milliseconds</text:p>
          </table:table-cell>
          <table:table-cell office:value-type="float" office:value="8.55556">
            <text:p>8.55556</text:p>
          </table:table-cell>
          <table:table-cell office:value-type="string">
            <text:p>milliseconds</text:p>
          </table:table-cell>
          <table:table-cell office:value-type="float" office:value="77">
            <text:p>77</text:p>
          </table:table-cell>
          <table:table-cell office:value-type="float" office:value="8.55556">
            <text:p>8.55556</text:p>
          </table:table-cell>
          <table:table-cell office:value-type="string">
            <text:p>milliseconds</text:p>
          </table:table-cell>
          <table:table-cell office:value-type="float" office:value="8.55556">
            <text:p>8.55556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125">
            <text:p>125</text:p>
          </table:table-cell>
          <table:table-cell office:value-type="float" office:value="13.8889">
            <text:p>13.8889</text:p>
          </table:table-cell>
          <table:table-cell office:value-type="string">
            <text:p>milliseconds</text:p>
          </table:table-cell>
          <table:table-cell office:value-type="float" office:value="13.8889">
            <text:p>13.8889</text:p>
          </table:table-cell>
          <table:table-cell office:value-type="string">
            <text:p>milliseconds</text:p>
          </table:table-cell>
          <table:table-cell office:value-type="float" office:value="125">
            <text:p>125</text:p>
          </table:table-cell>
          <table:table-cell office:value-type="float" office:value="13.8889">
            <text:p>13.8889</text:p>
          </table:table-cell>
          <table:table-cell office:value-type="string">
            <text:p>milliseconds</text:p>
          </table:table-cell>
          <table:table-cell office:value-type="float" office:value="13.8889">
            <text:p>13.8889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milliseconds</text:p>
          </table:table-cell>
          <table:table-cell office:value-type="float" office:value="2.4">
            <text:p>2.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2.3333">
            <text:p>12.3333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milliseconds</text:p>
          </table:table-cell>
          <table:table-cell office:value-type="float" office:value="2.4">
            <text:p>2.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2.3333">
            <text:p>12.3333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milliseconds</text:p>
          </table:table-cell>
          <table:table-cell office:value-type="float" office:value="2.4">
            <text:p>2.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2.3333">
            <text:p>12.3333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milliseconds</text:p>
          </table:table-cell>
          <table:table-cell office:value-type="float" office:value="2.4">
            <text:p>2.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2.3333">
            <text:p>12.3333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58">
            <text:p>58</text:p>
          </table:table-cell>
          <table:table-cell office:value-type="float" office:value="19.3333">
            <text:p>19.3333</text:p>
          </table:table-cell>
          <table:table-cell office:value-type="string">
            <text:p>milliseconds</text:p>
          </table:table-cell>
          <table:table-cell office:value-type="float" office:value="3.86667">
            <text:p>3.86667</text:p>
          </table:table-cell>
          <table:table-cell office:value-type="string">
            <text:p>milliseconds</text:p>
          </table:table-cell>
          <table:table-cell office:value-type="float" office:value="58">
            <text:p>58</text:p>
          </table:table-cell>
          <table:table-cell office:value-type="float" office:value="19.3333">
            <text:p>19.3333</text:p>
          </table:table-cell>
          <table:table-cell office:value-type="string">
            <text:p>milliseconds</text:p>
          </table:table-cell>
          <table:table-cell office:value-type="float" office:value="3.86667">
            <text:p>3.8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4">
            <text:p>34</text:p>
          </table:table-cell>
          <table:table-cell office:value-type="float" office:value="13.6">
            <text:p>13.6</text:p>
          </table:table-cell>
          <table:table-cell office:value-type="string">
            <text:p>milliseconds</text:p>
          </table:table-cell>
          <table:table-cell office:value-type="float" office:value="2.26667">
            <text:p>2.26667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33333">
            <text:p>2.33333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57">
            <text:p>57</text:p>
          </table:table-cell>
          <table:table-cell office:value-type="float" office:value="22.8">
            <text:p>22.8</text:p>
          </table:table-cell>
          <table:table-cell office:value-type="string">
            <text:p>milliseconds</text:p>
          </table:table-cell>
          <table:table-cell office:value-type="float" office:value="3.8">
            <text:p>3.8</text:p>
          </table:table-cell>
          <table:table-cell office:value-type="string">
            <text:p>milliseconds</text:p>
          </table:table-cell>
          <table:table-cell office:value-type="float" office:value="56">
            <text:p>56</text:p>
          </table:table-cell>
          <table:table-cell office:value-type="float" office:value="22.4">
            <text:p>22.4</text:p>
          </table:table-cell>
          <table:table-cell office:value-type="string">
            <text:p>milliseconds</text:p>
          </table:table-cell>
          <table:table-cell office:value-type="float" office:value="3.73333">
            <text:p>3.73333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3">
            <text:p>33</text:p>
          </table:table-cell>
          <table:table-cell office:value-type="float" office:value="19.8079">
            <text:p>19.8079</text:p>
          </table:table-cell>
          <table:table-cell office:value-type="string">
            <text:p>milliseconds</text:p>
          </table:table-cell>
          <table:table-cell office:value-type="float" office:value="2.20088">
            <text:p>2.20088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19.2077">
            <text:p>19.2077</text:p>
          </table:table-cell>
          <table:table-cell office:value-type="string">
            <text:p>milliseconds</text:p>
          </table:table-cell>
          <table:table-cell office:value-type="float" office:value="2.13419">
            <text:p>2.13419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56">
            <text:p>56</text:p>
          </table:table-cell>
          <table:table-cell office:value-type="float" office:value="33.6134">
            <text:p>33.6134</text:p>
          </table:table-cell>
          <table:table-cell office:value-type="string">
            <text:p>milliseconds</text:p>
          </table:table-cell>
          <table:table-cell office:value-type="float" office:value="3.73483">
            <text:p>3.73483</text:p>
          </table:table-cell>
          <table:table-cell office:value-type="string">
            <text:p>milliseconds</text:p>
          </table:table-cell>
          <table:table-cell office:value-type="float" office:value="55">
            <text:p>55</text:p>
          </table:table-cell>
          <table:table-cell office:value-type="float" office:value="33.0132">
            <text:p>33.0132</text:p>
          </table:table-cell>
          <table:table-cell office:value-type="string">
            <text:p>milliseconds</text:p>
          </table:table-cell>
          <table:table-cell office:value-type="float" office:value="3.66813">
            <text:p>3.66813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1">
            <text:p>41</text:p>
          </table:table-cell>
          <table:table-cell office:value-type="float" office:value="22.5523">
            <text:p>22.5523</text:p>
          </table:table-cell>
          <table:table-cell office:value-type="string">
            <text:p>milliseconds</text:p>
          </table:table-cell>
          <table:table-cell office:value-type="float" office:value="2.05021">
            <text:p>2.05021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2.5523">
            <text:p>22.5523</text:p>
          </table:table-cell>
          <table:table-cell office:value-type="string">
            <text:p>milliseconds</text:p>
          </table:table-cell>
          <table:table-cell office:value-type="float" office:value="2.05021">
            <text:p>2.05021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2">
            <text:p>42</text:p>
          </table:table-cell>
          <table:table-cell office:value-type="float" office:value="23.1023">
            <text:p>23.1023</text:p>
          </table:table-cell>
          <table:table-cell office:value-type="string">
            <text:p>milliseconds</text:p>
          </table:table-cell>
          <table:table-cell office:value-type="float" office:value="2.10021">
            <text:p>2.10021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2.5523">
            <text:p>22.5523</text:p>
          </table:table-cell>
          <table:table-cell office:value-type="string">
            <text:p>milliseconds</text:p>
          </table:table-cell>
          <table:table-cell office:value-type="float" office:value="2.05021">
            <text:p>2.05021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2">
            <text:p>42</text:p>
          </table:table-cell>
          <table:table-cell office:value-type="float" office:value="23.1023">
            <text:p>23.1023</text:p>
          </table:table-cell>
          <table:table-cell office:value-type="string">
            <text:p>milliseconds</text:p>
          </table:table-cell>
          <table:table-cell office:value-type="float" office:value="2.10021">
            <text:p>2.10021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2.5523">
            <text:p>22.5523</text:p>
          </table:table-cell>
          <table:table-cell office:value-type="string">
            <text:p>milliseconds</text:p>
          </table:table-cell>
          <table:table-cell office:value-type="float" office:value="2.05021">
            <text:p>2.05021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73">
            <text:p>73</text:p>
          </table:table-cell>
          <table:table-cell office:value-type="float" office:value="40.154">
            <text:p>40.154</text:p>
          </table:table-cell>
          <table:table-cell office:value-type="string">
            <text:p>milliseconds</text:p>
          </table:table-cell>
          <table:table-cell office:value-type="float" office:value="3.65037">
            <text:p>3.65037</text:p>
          </table:table-cell>
          <table:table-cell office:value-type="string">
            <text:p>milliseconds</text:p>
          </table:table-cell>
          <table:table-cell office:value-type="float" office:value="74">
            <text:p>74</text:p>
          </table:table-cell>
          <table:table-cell office:value-type="float" office:value="40.7041">
            <text:p>40.7041</text:p>
          </table:table-cell>
          <table:table-cell office:value-type="string">
            <text:p>milliseconds</text:p>
          </table:table-cell>
          <table:table-cell office:value-type="float" office:value="3.70037">
            <text:p>3.70037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39">
            <text:p>39</text:p>
          </table:table-cell>
          <table:table-cell office:value-type="float" office:value="31.2">
            <text:p>31.2</text:p>
          </table:table-cell>
          <table:table-cell office:value-type="string">
            <text:p>milliseconds</text:p>
          </table:table-cell>
          <table:table-cell office:value-type="float" office:value="1.95">
            <text:p>1.95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39">
            <text:p>39</text:p>
          </table:table-cell>
          <table:table-cell office:value-type="float" office:value="31.2">
            <text:p>31.2</text:p>
          </table:table-cell>
          <table:table-cell office:value-type="string">
            <text:p>milliseconds</text:p>
          </table:table-cell>
          <table:table-cell office:value-type="float" office:value="1.95">
            <text:p>1.95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31.2">
            <text:p>31.2</text:p>
          </table:table-cell>
          <table:table-cell office:value-type="string">
            <text:p>milliseconds</text:p>
          </table:table-cell>
          <table:table-cell office:value-type="float" office:value="1.95">
            <text:p>1.95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73">
            <text:p>73</text:p>
          </table:table-cell>
          <table:table-cell office:value-type="float" office:value="58.4">
            <text:p>58.4</text:p>
          </table:table-cell>
          <table:table-cell office:value-type="string">
            <text:p>milliseconds</text:p>
          </table:table-cell>
          <table:table-cell office:value-type="float" office:value="3.65">
            <text:p>3.65</text:p>
          </table:table-cell>
          <table:table-cell office:value-type="string">
            <text:p>milliseconds</text:p>
          </table:table-cell>
          <table:table-cell office:value-type="float" office:value="73">
            <text:p>73</text:p>
          </table:table-cell>
          <table:table-cell office:value-type="float" office:value="58.4">
            <text:p>58.4</text:p>
          </table:table-cell>
          <table:table-cell office:value-type="string">
            <text:p>milliseconds</text:p>
          </table:table-cell>
          <table:table-cell office:value-type="float" office:value="3.65">
            <text:p>3.65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39">
            <text:p>39</text:p>
          </table:table-cell>
          <table:table-cell office:value-type="float" office:value="33.1633">
            <text:p>33.1633</text:p>
          </table:table-cell>
          <table:table-cell office:value-type="string">
            <text:p>milliseconds</text:p>
          </table:table-cell>
          <table:table-cell office:value-type="float" office:value="1.95078">
            <text:p>1.95078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34.0136">
            <text:p>34.0136</text:p>
          </table:table-cell>
          <table:table-cell office:value-type="string">
            <text:p>milliseconds</text:p>
          </table:table-cell>
          <table:table-cell office:value-type="float" office:value="2.0008">
            <text:p>2.0008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39">
            <text:p>39</text:p>
          </table:table-cell>
          <table:table-cell office:value-type="float" office:value="33.1633">
            <text:p>33.1633</text:p>
          </table:table-cell>
          <table:table-cell office:value-type="string">
            <text:p>milliseconds</text:p>
          </table:table-cell>
          <table:table-cell office:value-type="float" office:value="1.95078">
            <text:p>1.95078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33.1633">
            <text:p>33.1633</text:p>
          </table:table-cell>
          <table:table-cell office:value-type="string">
            <text:p>milliseconds</text:p>
          </table:table-cell>
          <table:table-cell office:value-type="float" office:value="1.95078">
            <text:p>1.95078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40">
            <text:p>40</text:p>
          </table:table-cell>
          <table:table-cell office:value-type="float" office:value="34.0136">
            <text:p>34.0136</text:p>
          </table:table-cell>
          <table:table-cell office:value-type="string">
            <text:p>milliseconds</text:p>
          </table:table-cell>
          <table:table-cell office:value-type="float" office:value="2.0008">
            <text:p>2.0008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33.1633">
            <text:p>33.1633</text:p>
          </table:table-cell>
          <table:table-cell office:value-type="string">
            <text:p>milliseconds</text:p>
          </table:table-cell>
          <table:table-cell office:value-type="float" office:value="1.95078">
            <text:p>1.95078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89">
            <text:p>89</text:p>
          </table:table-cell>
          <table:table-cell office:value-type="float" office:value="75.6803">
            <text:p>75.6803</text:p>
          </table:table-cell>
          <table:table-cell office:value-type="string">
            <text:p>milliseconds</text:p>
          </table:table-cell>
          <table:table-cell office:value-type="float" office:value="4.45178">
            <text:p>4.45178</text:p>
          </table:table-cell>
          <table:table-cell office:value-type="string">
            <text:p>milliseconds</text:p>
          </table:table-cell>
          <table:table-cell office:value-type="float" office:value="90">
            <text:p>90</text:p>
          </table:table-cell>
          <table:table-cell office:value-type="float" office:value="76.5306">
            <text:p>76.5306</text:p>
          </table:table-cell>
          <table:table-cell office:value-type="string">
            <text:p>milliseconds</text:p>
          </table:table-cell>
          <table:table-cell office:value-type="float" office:value="4.5018">
            <text:p>4.5018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77">
            <text:p>77</text:p>
          </table:table-cell>
          <table:table-cell office:value-type="float" office:value="40.4412">
            <text:p>40.4412</text:p>
          </table:table-cell>
          <table:table-cell office:value-type="string">
            <text:p>milliseconds</text:p>
          </table:table-cell>
          <table:table-cell office:value-type="float" office:value="1.92577">
            <text:p>1.92577</text:p>
          </table:table-cell>
          <table:table-cell office:value-type="string">
            <text:p>milliseconds</text:p>
          </table:table-cell>
          <table:table-cell office:value-type="float" office:value="77">
            <text:p>77</text:p>
          </table:table-cell>
          <table:table-cell office:value-type="float" office:value="40.4412">
            <text:p>40.4412</text:p>
          </table:table-cell>
          <table:table-cell office:value-type="string">
            <text:p>milliseconds</text:p>
          </table:table-cell>
          <table:table-cell office:value-type="float" office:value="1.92577">
            <text:p>1.92577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78">
            <text:p>78</text:p>
          </table:table-cell>
          <table:table-cell office:value-type="float" office:value="40.9664">
            <text:p>40.9664</text:p>
          </table:table-cell>
          <table:table-cell office:value-type="string">
            <text:p>milliseconds</text:p>
          </table:table-cell>
          <table:table-cell office:value-type="float" office:value="1.95078">
            <text:p>1.95078</text:p>
          </table:table-cell>
          <table:table-cell office:value-type="string">
            <text:p>milliseconds</text:p>
          </table:table-cell>
          <table:table-cell office:value-type="float" office:value="77">
            <text:p>77</text:p>
          </table:table-cell>
          <table:table-cell office:value-type="float" office:value="40.4412">
            <text:p>40.4412</text:p>
          </table:table-cell>
          <table:table-cell office:value-type="string">
            <text:p>milliseconds</text:p>
          </table:table-cell>
          <table:table-cell office:value-type="float" office:value="1.92577">
            <text:p>1.92577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78">
            <text:p>78</text:p>
          </table:table-cell>
          <table:table-cell office:value-type="float" office:value="40.9664">
            <text:p>40.9664</text:p>
          </table:table-cell>
          <table:table-cell office:value-type="string">
            <text:p>milliseconds</text:p>
          </table:table-cell>
          <table:table-cell office:value-type="float" office:value="1.95078">
            <text:p>1.95078</text:p>
          </table:table-cell>
          <table:table-cell office:value-type="string">
            <text:p>milliseconds</text:p>
          </table:table-cell>
          <table:table-cell office:value-type="float" office:value="78">
            <text:p>78</text:p>
          </table:table-cell>
          <table:table-cell office:value-type="float" office:value="40.9664">
            <text:p>40.9664</text:p>
          </table:table-cell>
          <table:table-cell office:value-type="string">
            <text:p>milliseconds</text:p>
          </table:table-cell>
          <table:table-cell office:value-type="float" office:value="1.95078">
            <text:p>1.95078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152">
            <text:p>152</text:p>
          </table:table-cell>
          <table:table-cell office:value-type="float" office:value="79.8319">
            <text:p>79.8319</text:p>
          </table:table-cell>
          <table:table-cell office:value-type="string">
            <text:p>milliseconds</text:p>
          </table:table-cell>
          <table:table-cell office:value-type="float" office:value="3.80152">
            <text:p>3.80152</text:p>
          </table:table-cell>
          <table:table-cell office:value-type="string">
            <text:p>milliseconds</text:p>
          </table:table-cell>
          <table:table-cell office:value-type="float" office:value="152">
            <text:p>152</text:p>
          </table:table-cell>
          <table:table-cell office:value-type="float" office:value="79.8319">
            <text:p>79.8319</text:p>
          </table:table-cell>
          <table:table-cell office:value-type="string">
            <text:p>milliseconds</text:p>
          </table:table-cell>
          <table:table-cell office:value-type="float" office:value="3.80152">
            <text:p>3.80152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75">
            <text:p>75</text:p>
          </table:table-cell>
          <table:table-cell office:value-type="float" office:value="58.1395">
            <text:p>58.1395</text:p>
          </table:table-cell>
          <table:table-cell office:value-type="string">
            <text:p>milliseconds</text:p>
          </table:table-cell>
          <table:table-cell office:value-type="float" office:value="1.87547">
            <text:p>1.87547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58.1395">
            <text:p>58.1395</text:p>
          </table:table-cell>
          <table:table-cell office:value-type="string">
            <text:p>milliseconds</text:p>
          </table:table-cell>
          <table:table-cell office:value-type="float" office:value="1.87547">
            <text:p>1.87547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75">
            <text:p>75</text:p>
          </table:table-cell>
          <table:table-cell office:value-type="float" office:value="58.1395">
            <text:p>58.1395</text:p>
          </table:table-cell>
          <table:table-cell office:value-type="string">
            <text:p>milliseconds</text:p>
          </table:table-cell>
          <table:table-cell office:value-type="float" office:value="1.87547">
            <text:p>1.87547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58.1395">
            <text:p>58.1395</text:p>
          </table:table-cell>
          <table:table-cell office:value-type="string">
            <text:p>milliseconds</text:p>
          </table:table-cell>
          <table:table-cell office:value-type="float" office:value="1.87547">
            <text:p>1.87547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75">
            <text:p>75</text:p>
          </table:table-cell>
          <table:table-cell office:value-type="float" office:value="58.1395">
            <text:p>58.1395</text:p>
          </table:table-cell>
          <table:table-cell office:value-type="string">
            <text:p>milliseconds</text:p>
          </table:table-cell>
          <table:table-cell office:value-type="float" office:value="1.87547">
            <text:p>1.87547</text:p>
          </table:table-cell>
          <table:table-cell office:value-type="string">
            <text:p>milliseconds</text:p>
          </table:table-cell>
          <table:table-cell office:value-type="float" office:value="76">
            <text:p>76</text:p>
          </table:table-cell>
          <table:table-cell office:value-type="float" office:value="58.9147">
            <text:p>58.9147</text:p>
          </table:table-cell>
          <table:table-cell office:value-type="string">
            <text:p>milliseconds</text:p>
          </table:table-cell>
          <table:table-cell office:value-type="float" office:value="1.90048">
            <text:p>1.90048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155">
            <text:p>155</text:p>
          </table:table-cell>
          <table:table-cell office:value-type="float" office:value="120.155">
            <text:p>120.155</text:p>
          </table:table-cell>
          <table:table-cell office:value-type="string">
            <text:p>milliseconds</text:p>
          </table:table-cell>
          <table:table-cell office:value-type="float" office:value="3.87597">
            <text:p>3.87597</text:p>
          </table:table-cell>
          <table:table-cell office:value-type="string">
            <text:p>milliseconds</text:p>
          </table:table-cell>
          <table:table-cell office:value-type="float" office:value="155">
            <text:p>155</text:p>
          </table:table-cell>
          <table:table-cell office:value-type="float" office:value="120.155">
            <text:p>120.155</text:p>
          </table:table-cell>
          <table:table-cell office:value-type="string">
            <text:p>milliseconds</text:p>
          </table:table-cell>
          <table:table-cell office:value-type="float" office:value="3.87597">
            <text:p>3.87597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4">
            <text:p>74</text:p>
          </table:table-cell>
          <table:table-cell office:value-type="float" office:value="75.8974">
            <text:p>75.8974</text:p>
          </table:table-cell>
          <table:table-cell office:value-type="string">
            <text:p>milliseconds</text:p>
          </table:table-cell>
          <table:table-cell office:value-type="float" office:value="1.85116">
            <text:p>1.85116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76.9231">
            <text:p>76.9231</text:p>
          </table:table-cell>
          <table:table-cell office:value-type="string">
            <text:p>milliseconds</text:p>
          </table:table-cell>
          <table:table-cell office:value-type="float" office:value="1.87617">
            <text:p>1.87617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4">
            <text:p>74</text:p>
          </table:table-cell>
          <table:table-cell office:value-type="float" office:value="75.8974">
            <text:p>75.8974</text:p>
          </table:table-cell>
          <table:table-cell office:value-type="string">
            <text:p>milliseconds</text:p>
          </table:table-cell>
          <table:table-cell office:value-type="float" office:value="1.85116">
            <text:p>1.85116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76.9231">
            <text:p>76.9231</text:p>
          </table:table-cell>
          <table:table-cell office:value-type="string">
            <text:p>milliseconds</text:p>
          </table:table-cell>
          <table:table-cell office:value-type="float" office:value="1.87617">
            <text:p>1.87617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4">
            <text:p>74</text:p>
          </table:table-cell>
          <table:table-cell office:value-type="float" office:value="75.8974">
            <text:p>75.8974</text:p>
          </table:table-cell>
          <table:table-cell office:value-type="string">
            <text:p>milliseconds</text:p>
          </table:table-cell>
          <table:table-cell office:value-type="float" office:value="1.85116">
            <text:p>1.85116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76.9231">
            <text:p>76.9231</text:p>
          </table:table-cell>
          <table:table-cell office:value-type="string">
            <text:p>milliseconds</text:p>
          </table:table-cell>
          <table:table-cell office:value-type="float" office:value="1.87617">
            <text:p>1.87617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143">
            <text:p>143</text:p>
          </table:table-cell>
          <table:table-cell office:value-type="float" office:value="146.667">
            <text:p>146.667</text:p>
          </table:table-cell>
          <table:table-cell office:value-type="string">
            <text:p>milliseconds</text:p>
          </table:table-cell>
          <table:table-cell office:value-type="float" office:value="3.57724">
            <text:p>3.57724</text:p>
          </table:table-cell>
          <table:table-cell office:value-type="string">
            <text:p>milliseconds</text:p>
          </table:table-cell>
          <table:table-cell office:value-type="float" office:value="143">
            <text:p>143</text:p>
          </table:table-cell>
          <table:table-cell office:value-type="float" office:value="146.667">
            <text:p>146.667</text:p>
          </table:table-cell>
          <table:table-cell office:value-type="string">
            <text:p>milliseconds</text:p>
          </table:table-cell>
          <table:table-cell office:value-type="float" office:value="3.57724">
            <text:p>3.57724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75">
            <text:p>75</text:p>
          </table:table-cell>
          <table:table-cell office:value-type="float" office:value="58.1395">
            <text:p>58.1395</text:p>
          </table:table-cell>
          <table:table-cell office:value-type="string">
            <text:p>milliseconds</text:p>
          </table:table-cell>
          <table:table-cell office:value-type="float" office:value="1.87547">
            <text:p>1.87547</text:p>
          </table:table-cell>
          <table:table-cell office:value-type="string">
            <text:p>milliseconds</text:p>
          </table:table-cell>
          <table:table-cell office:value-type="float" office:value="76">
            <text:p>76</text:p>
          </table:table-cell>
          <table:table-cell office:value-type="float" office:value="58.9147">
            <text:p>58.9147</text:p>
          </table:table-cell>
          <table:table-cell office:value-type="string">
            <text:p>milliseconds</text:p>
          </table:table-cell>
          <table:table-cell office:value-type="float" office:value="1.90048">
            <text:p>1.90048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75">
            <text:p>75</text:p>
          </table:table-cell>
          <table:table-cell office:value-type="float" office:value="58.1395">
            <text:p>58.1395</text:p>
          </table:table-cell>
          <table:table-cell office:value-type="string">
            <text:p>milliseconds</text:p>
          </table:table-cell>
          <table:table-cell office:value-type="float" office:value="1.87547">
            <text:p>1.87547</text:p>
          </table:table-cell>
          <table:table-cell office:value-type="string">
            <text:p>milliseconds</text:p>
          </table:table-cell>
          <table:table-cell office:value-type="float" office:value="76">
            <text:p>76</text:p>
          </table:table-cell>
          <table:table-cell office:value-type="float" office:value="58.9147">
            <text:p>58.9147</text:p>
          </table:table-cell>
          <table:table-cell office:value-type="string">
            <text:p>milliseconds</text:p>
          </table:table-cell>
          <table:table-cell office:value-type="float" office:value="1.90048">
            <text:p>1.90048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150">
            <text:p>150</text:p>
          </table:table-cell>
          <table:table-cell office:value-type="float" office:value="116.279">
            <text:p>116.279</text:p>
          </table:table-cell>
          <table:table-cell office:value-type="string">
            <text:p>milliseconds</text:p>
          </table:table-cell>
          <table:table-cell office:value-type="float" office:value="3.75094">
            <text:p>3.75094</text:p>
          </table:table-cell>
          <table:table-cell office:value-type="string">
            <text:p>milliseconds</text:p>
          </table:table-cell>
          <table:table-cell office:value-type="float" office:value="149">
            <text:p>149</text:p>
          </table:table-cell>
          <table:table-cell office:value-type="float" office:value="115.504">
            <text:p>115.504</text:p>
          </table:table-cell>
          <table:table-cell office:value-type="string">
            <text:p>milliseconds</text:p>
          </table:table-cell>
          <table:table-cell office:value-type="float" office:value="3.72593">
            <text:p>3.72593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150">
            <text:p>150</text:p>
          </table:table-cell>
          <table:table-cell office:value-type="float" office:value="116.279">
            <text:p>116.279</text:p>
          </table:table-cell>
          <table:table-cell office:value-type="string">
            <text:p>milliseconds</text:p>
          </table:table-cell>
          <table:table-cell office:value-type="float" office:value="3.75094">
            <text:p>3.75094</text:p>
          </table:table-cell>
          <table:table-cell office:value-type="string">
            <text:p>milliseconds</text:p>
          </table:table-cell>
          <table:table-cell office:value-type="float" office:value="148">
            <text:p>148</text:p>
          </table:table-cell>
          <table:table-cell office:value-type="float" office:value="114.729">
            <text:p>114.729</text:p>
          </table:table-cell>
          <table:table-cell office:value-type="string">
            <text:p>milliseconds</text:p>
          </table:table-cell>
          <table:table-cell office:value-type="float" office:value="3.70093">
            <text:p>3.70093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73">
            <text:p>73</text:p>
          </table:table-cell>
          <table:table-cell office:value-type="float" office:value="84.0046">
            <text:p>84.0046</text:p>
          </table:table-cell>
          <table:table-cell office:value-type="string">
            <text:p>milliseconds</text:p>
          </table:table-cell>
          <table:table-cell office:value-type="float" office:value="1.82619">
            <text:p>1.82619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86.3061">
            <text:p>86.3061</text:p>
          </table:table-cell>
          <table:table-cell office:value-type="string">
            <text:p>milliseconds</text:p>
          </table:table-cell>
          <table:table-cell office:value-type="float" office:value="1.87622">
            <text:p>1.87622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73">
            <text:p>73</text:p>
          </table:table-cell>
          <table:table-cell office:value-type="float" office:value="84.0046">
            <text:p>84.0046</text:p>
          </table:table-cell>
          <table:table-cell office:value-type="string">
            <text:p>milliseconds</text:p>
          </table:table-cell>
          <table:table-cell office:value-type="float" office:value="1.82619">
            <text:p>1.82619</text:p>
          </table:table-cell>
          <table:table-cell office:value-type="string">
            <text:p>milliseconds</text:p>
          </table:table-cell>
          <table:table-cell office:value-type="float" office:value="75">
            <text:p>75</text:p>
          </table:table-cell>
          <table:table-cell office:value-type="float" office:value="86.3061">
            <text:p>86.3061</text:p>
          </table:table-cell>
          <table:table-cell office:value-type="string">
            <text:p>milliseconds</text:p>
          </table:table-cell>
          <table:table-cell office:value-type="float" office:value="1.87622">
            <text:p>1.87622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151">
            <text:p>151</text:p>
          </table:table-cell>
          <table:table-cell office:value-type="float" office:value="173.763">
            <text:p>173.763</text:p>
          </table:table-cell>
          <table:table-cell office:value-type="string">
            <text:p>milliseconds</text:p>
          </table:table-cell>
          <table:table-cell office:value-type="float" office:value="3.77746">
            <text:p>3.77746</text:p>
          </table:table-cell>
          <table:table-cell office:value-type="string">
            <text:p>milliseconds</text:p>
          </table:table-cell>
          <table:table-cell office:value-type="float" office:value="151">
            <text:p>151</text:p>
          </table:table-cell>
          <table:table-cell office:value-type="float" office:value="173.763">
            <text:p>173.763</text:p>
          </table:table-cell>
          <table:table-cell office:value-type="string">
            <text:p>milliseconds</text:p>
          </table:table-cell>
          <table:table-cell office:value-type="float" office:value="3.77746">
            <text:p>3.77746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152">
            <text:p>152</text:p>
          </table:table-cell>
          <table:table-cell office:value-type="float" office:value="174.914">
            <text:p>174.914</text:p>
          </table:table-cell>
          <table:table-cell office:value-type="string">
            <text:p>milliseconds</text:p>
          </table:table-cell>
          <table:table-cell office:value-type="float" office:value="3.80247">
            <text:p>3.80247</text:p>
          </table:table-cell>
          <table:table-cell office:value-type="string">
            <text:p>milliseconds</text:p>
          </table:table-cell>
          <table:table-cell office:value-type="float" office:value="150">
            <text:p>150</text:p>
          </table:table-cell>
          <table:table-cell office:value-type="float" office:value="172.612">
            <text:p>172.612</text:p>
          </table:table-cell>
          <table:table-cell office:value-type="string">
            <text:p>milliseconds</text:p>
          </table:table-cell>
          <table:table-cell office:value-type="float" office:value="3.75244">
            <text:p>3.75244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73">
            <text:p>73</text:p>
          </table:table-cell>
          <table:table-cell office:value-type="float" office:value="104.137">
            <text:p>104.137</text:p>
          </table:table-cell>
          <table:table-cell office:value-type="string">
            <text:p>milliseconds</text:p>
          </table:table-cell>
          <table:table-cell office:value-type="float" office:value="1.82696">
            <text:p>1.82696</text:p>
          </table:table-cell>
          <table:table-cell office:value-type="string">
            <text:p>milliseconds</text:p>
          </table:table-cell>
          <table:table-cell office:value-type="float" office:value="73">
            <text:p>73</text:p>
          </table:table-cell>
          <table:table-cell office:value-type="float" office:value="104.137">
            <text:p>104.137</text:p>
          </table:table-cell>
          <table:table-cell office:value-type="string">
            <text:p>milliseconds</text:p>
          </table:table-cell>
          <table:table-cell office:value-type="float" office:value="1.82696">
            <text:p>1.82696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152">
            <text:p>152</text:p>
          </table:table-cell>
          <table:table-cell office:value-type="float" office:value="216.833">
            <text:p>216.833</text:p>
          </table:table-cell>
          <table:table-cell office:value-type="string">
            <text:p>milliseconds</text:p>
          </table:table-cell>
          <table:table-cell office:value-type="float" office:value="3.80409">
            <text:p>3.80409</text:p>
          </table:table-cell>
          <table:table-cell office:value-type="string">
            <text:p>milliseconds</text:p>
          </table:table-cell>
          <table:table-cell office:value-type="float" office:value="152">
            <text:p>152</text:p>
          </table:table-cell>
          <table:table-cell office:value-type="float" office:value="216.833">
            <text:p>216.833</text:p>
          </table:table-cell>
          <table:table-cell office:value-type="string">
            <text:p>milliseconds</text:p>
          </table:table-cell>
          <table:table-cell office:value-type="float" office:value="3.80409">
            <text:p>3.80409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153">
            <text:p>153</text:p>
          </table:table-cell>
          <table:table-cell office:value-type="float" office:value="218.26">
            <text:p>218.26</text:p>
          </table:table-cell>
          <table:table-cell office:value-type="string">
            <text:p>milliseconds</text:p>
          </table:table-cell>
          <table:table-cell office:value-type="float" office:value="3.82912">
            <text:p>3.82912</text:p>
          </table:table-cell>
          <table:table-cell office:value-type="string">
            <text:p>milliseconds</text:p>
          </table:table-cell>
          <table:table-cell office:value-type="float" office:value="152">
            <text:p>152</text:p>
          </table:table-cell>
          <table:table-cell office:value-type="float" office:value="216.833">
            <text:p>216.833</text:p>
          </table:table-cell>
          <table:table-cell office:value-type="string">
            <text:p>milliseconds</text:p>
          </table:table-cell>
          <table:table-cell office:value-type="float" office:value="3.80409">
            <text:p>3.80409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</table:table-row>
        <table:table-row table:style-name="ro1">
          <table:table-cell table:number-columns-repeated="7"/>
          <table:table-cell table:style-name="ce5" table:formula="of:=SUM([.H311:.H393])" office:value-type="float" office:value="4377">
            <text:p>4377</text:p>
          </table:table-cell>
          <table:table-cell table:style-name="ce5" table:formula="of:=[.H394]/60" office:value-type="float" office:value="72.95">
            <text:p>72.95</text:p>
          </table:table-cell>
          <table:table-cell table:number-columns-repeated="3"/>
          <table:table-cell table:style-name="ce5" table:formula="of:=SUM([.M311:.M393])" office:value-type="float" office:value="4388">
            <text:p>4388</text:p>
          </table:table-cell>
          <table:table-cell table:style-name="ce5" table:formula="of:=[.M394]/60" office:value-type="float" office:value="73.1333333333333">
            <text:p>73.133333333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>
            <text:p>Task: #4 Decryption with Inverse Exponential policy: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#Leaves in Policy</text:p>
          </table:table-cell>
          <table:table-cell table:style-name="ce4" office:value-type="string">
            <text:p>#Minimal Sets</text:p>
          </table:table-cell>
          <table:table-cell table:style-name="ce4" office:value-type="string">
            <text:p>#Atts in Ciphertext</text:p>
          </table:table-cell>
          <table:table-cell table:style-name="ce4" office:value-type="string">
            <text:p>minSetSize</text:p>
          </table:table-cell>
          <table:table-cell table:style-name="ce4" office:value-type="string">
            <text:p>Max Leaves</text:p>
          </table:table-cell>
          <table:table-cell table:style-name="ce4" office:value-type="string">
            <text:p>Control Params</text:p>
          </table:table-cell>
          <table:table-cell table:style-name="ce4" office:value-type="string">
            <text:p>Repetitions</text:p>
          </table:table-cell>
          <table:table-cell table:style-name="ce4" office:value-type="string">
            <text:p>Total time (Alg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ize of Decrypting Set</text:p>
          </table:table-cell>
          <table:table-cell table:style-name="ce4"/>
          <table:table-cell table:style-name="ce4" office:value-type="string">
            <text:p>Total time (Hash)</text:p>
          </table:table-cell>
          <table:table-cell table:style-name="ce4" office:value-type="string">
            <text:p>Time per rep</text:p>
          </table:table-cell>
          <table:table-cell table:style-name="ce4"/>
          <table:table-cell table:style-name="ce4" office:value-type="string">
            <text:p>Time per Size of Decrypting Set</text:p>
          </table:table-cell>
          <table:table-cell table:style-name="ce4"/>
          <table:table-cell table:style-name="ce4" office:value-type="string">
            <text:p>Polic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0">
            <text:p>30</text:p>
          </table:table-cell>
          <table:table-cell office:value-type="float" office:value="6.66667">
            <text:p>6.66667</text:p>
          </table:table-cell>
          <table:table-cell office:value-type="string">
            <text:p>milliseconds</text:p>
          </table:table-cell>
          <table:table-cell office:value-type="float" office:value="3.33333">
            <text:p>3.33333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6.88889">
            <text:p>6.88889</text:p>
          </table:table-cell>
          <table:table-cell office:value-type="string">
            <text:p>milliseconds</text:p>
          </table:table-cell>
          <table:table-cell office:value-type="float" office:value="3.44444">
            <text:p>3.44444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47">
            <text:p>47</text:p>
          </table:table-cell>
          <table:table-cell office:value-type="float" office:value="10.4444">
            <text:p>10.4444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10.2222">
            <text:p>10.2222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38">
            <text:p>38</text:p>
          </table:table-cell>
          <table:table-cell office:value-type="float" office:value="10.1333">
            <text:p>10.1333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118">
            <text:p>118</text:p>
          </table:table-cell>
          <table:table-cell office:value-type="float" office:value="31.4667">
            <text:p>31.4667</text:p>
          </table:table-cell>
          <table:table-cell office:value-type="string">
            <text:p>milliseconds</text:p>
          </table:table-cell>
          <table:table-cell office:value-type="float" office:value="7.86667">
            <text:p>7.86667</text:p>
          </table:table-cell>
          <table:table-cell office:value-type="string">
            <text:p>milliseconds</text:p>
          </table:table-cell>
          <table:table-cell office:value-type="float" office:value="118">
            <text:p>118</text:p>
          </table:table-cell>
          <table:table-cell office:value-type="float" office:value="31.4667">
            <text:p>31.4667</text:p>
          </table:table-cell>
          <table:table-cell office:value-type="string">
            <text:p>milliseconds</text:p>
          </table:table-cell>
          <table:table-cell office:value-type="float" office:value="7.86667">
            <text:p>7.86667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15">
            <text:p>2.1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15">
            <text:p>2.1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15">
            <text:p>2.15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17.6">
            <text:p>17.6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291">
            <text:p>291</text:p>
          </table:table-cell>
          <table:table-cell office:value-type="float" office:value="116.4">
            <text:p>116.4</text:p>
          </table:table-cell>
          <table:table-cell office:value-type="string">
            <text:p>milliseconds</text:p>
          </table:table-cell>
          <table:table-cell office:value-type="float" office:value="14.55">
            <text:p>14.55</text:p>
          </table:table-cell>
          <table:table-cell office:value-type="string">
            <text:p>milliseconds</text:p>
          </table:table-cell>
          <table:table-cell office:value-type="float" office:value="290">
            <text:p>290</text:p>
          </table:table-cell>
          <table:table-cell office:value-type="float" office:value="116">
            <text:p>116</text:p>
          </table:table-cell>
          <table:table-cell office:value-type="string">
            <text:p>milliseconds</text:p>
          </table:table-cell>
          <table:table-cell office:value-type="float" office:value="14.5">
            <text:p>14.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79">
            <text:p>79</text:p>
          </table:table-cell>
          <table:table-cell office:value-type="float" office:value="31.6">
            <text:p>31.6</text:p>
          </table:table-cell>
          <table:table-cell office:value-type="string">
            <text:p>milliseconds</text:p>
          </table:table-cell>
          <table:table-cell office:value-type="float" office:value="1.975">
            <text:p>1.975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31.6">
            <text:p>31.6</text:p>
          </table:table-cell>
          <table:table-cell office:value-type="string">
            <text:p>milliseconds</text:p>
          </table:table-cell>
          <table:table-cell office:value-type="float" office:value="1.975">
            <text:p>1.975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79">
            <text:p>79</text:p>
          </table:table-cell>
          <table:table-cell office:value-type="float" office:value="31.6">
            <text:p>31.6</text:p>
          </table:table-cell>
          <table:table-cell office:value-type="string">
            <text:p>milliseconds</text:p>
          </table:table-cell>
          <table:table-cell office:value-type="float" office:value="1.975">
            <text:p>1.975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79">
            <text:p>79</text:p>
          </table:table-cell>
          <table:table-cell office:value-type="float" office:value="31.6">
            <text:p>31.6</text:p>
          </table:table-cell>
          <table:table-cell office:value-type="string">
            <text:p>milliseconds</text:p>
          </table:table-cell>
          <table:table-cell office:value-type="float" office:value="1.975">
            <text:p>1.975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142">
            <text:p>1142</text:p>
          </table:table-cell>
          <table:table-cell office:value-type="float" office:value="456.8">
            <text:p>456.8</text:p>
          </table:table-cell>
          <table:table-cell office:value-type="string">
            <text:p>milliseconds</text:p>
          </table:table-cell>
          <table:table-cell office:value-type="float" office:value="28.55">
            <text:p>28.55</text:p>
          </table:table-cell>
          <table:table-cell office:value-type="string">
            <text:p>milliseconds</text:p>
          </table:table-cell>
          <table:table-cell office:value-type="float" office:value="1139">
            <text:p>1139</text:p>
          </table:table-cell>
          <table:table-cell office:value-type="float" office:value="455.6">
            <text:p>455.6</text:p>
          </table:table-cell>
          <table:table-cell office:value-type="string">
            <text:p>milliseconds</text:p>
          </table:table-cell>
          <table:table-cell office:value-type="float" office:value="28.475">
            <text:p>28.475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2269">
            <text:p>2269</text:p>
          </table:table-cell>
          <table:table-cell office:value-type="float" office:value="907.6">
            <text:p>907.6</text:p>
          </table:table-cell>
          <table:table-cell office:value-type="string">
            <text:p>milliseconds</text:p>
          </table:table-cell>
          <table:table-cell office:value-type="float" office:value="56.725">
            <text:p>56.725</text:p>
          </table:table-cell>
          <table:table-cell office:value-type="string">
            <text:p>milliseconds</text:p>
          </table:table-cell>
          <table:table-cell office:value-type="float" office:value="2261">
            <text:p>2261</text:p>
          </table:table-cell>
          <table:table-cell office:value-type="float" office:value="904.4">
            <text:p>904.4</text:p>
          </table:table-cell>
          <table:table-cell office:value-type="string">
            <text:p>milliseconds</text:p>
          </table:table-cell>
          <table:table-cell office:value-type="float" office:value="56.525">
            <text:p>56.52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2267">
            <text:p>2267</text:p>
          </table:table-cell>
          <table:table-cell office:value-type="float" office:value="906.8">
            <text:p>906.8</text:p>
          </table:table-cell>
          <table:table-cell office:value-type="string">
            <text:p>milliseconds</text:p>
          </table:table-cell>
          <table:table-cell office:value-type="float" office:value="56.675">
            <text:p>56.675</text:p>
          </table:table-cell>
          <table:table-cell office:value-type="string">
            <text:p>milliseconds</text:p>
          </table:table-cell>
          <table:table-cell office:value-type="float" office:value="2262">
            <text:p>2262</text:p>
          </table:table-cell>
          <table:table-cell office:value-type="float" office:value="904.8">
            <text:p>904.8</text:p>
          </table:table-cell>
          <table:table-cell office:value-type="string">
            <text:p>milliseconds</text:p>
          </table:table-cell>
          <table:table-cell office:value-type="float" office:value="56.55">
            <text:p>56.5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table:number-columns-repeated="7"/>
          <table:table-cell table:style-name="ce5" table:formula="of:=SUM([.H398:.H428])" office:value-type="float" office:value="6984">
            <text:p>6984</text:p>
          </table:table-cell>
          <table:table-cell table:style-name="ce5" table:formula="of:=[.H429]/60" office:value-type="float" office:value="116.4">
            <text:p>116.4</text:p>
          </table:table-cell>
          <table:table-cell table:number-columns-repeated="3"/>
          <table:table-cell table:style-name="ce5" table:formula="of:=SUM([.M398:.M428])" office:value-type="float" office:value="6969">
            <text:p>6969</text:p>
          </table:table-cell>
          <table:table-cell table:style-name="ce5" table:formula="of:=[.M429]/60" office:value-type="float" office:value="116.15">
            <text:p>116.1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Nothing left to do</text:p>
          </table:table-cell>
          <table:table-cell table:number-columns-repeated="17"/>
        </table:table-row>
        <table:table-row table:style-name="ro1">
          <table:table-cell office:value-type="string">
            <text:p>Ending measurement at: Sun Sep 14 15:10:58 2014</text:p>
          </table:table-cell>
          <table:table-cell table:number-columns-repeated="17"/>
        </table:table-row>
        <table:table-row table:style-name="ro1">
          <table:table-cell office:value-type="string">
            <text:p>Total time (seconds): 50631</text:p>
          </table:table-cell>
          <table:table-cell table:number-columns-repeated="17"/>
        </table:table-row>
        <table:table-row table:style-name="ro1">
          <table:table-cell office:value-type="string">
            <text:p>Total time: 14h3m51</text:p>
          </table:table-cell>
          <table:table-cell table:number-columns-repeated="17"/>
        </table:table-row>
        <table:table-row table:style-name="ro1" table:number-rows-repeated="104814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9-18T15:20:15</dc:date>
    <meta:editing-duration>P0D</meta:editing-duration>
    <meta:editing-cycles>2</meta:editing-cycles>
    <meta:document-statistic meta:table-count="1" meta:cell-count="5093" meta:object-count="0"/>
  </office:meta>
</office:document-meta>
</file>